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1.7075in"/>
    </style:style>
    <style:style style:name="co20" style:family="table-column">
      <style:table-column-properties fo:break-before="auto" style:column-width="1.7992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4862in"/>
    </style:style>
    <style:style style:name="co25" style:family="table-column">
      <style:table-column-properties fo:break-before="auto" style:column-width="1.5665in"/>
    </style:style>
    <style:style style:name="co26" style:family="table-column">
      <style:table-column-properties fo:break-before="auto" style:column-width="0.7008in"/>
    </style:style>
    <style:style style:name="co27" style:family="table-column">
      <style:table-column-properties fo:break-before="auto" style:column-width="2.4902in"/>
    </style:style>
    <style:style style:name="co28" style:family="table-column">
      <style:table-column-properties fo:break-before="auto" style:column-width="2.4811in"/>
    </style:style>
    <style:style style:name="co29" style:family="table-column">
      <style:table-column-properties fo:break-before="auto" style:column-width="1.6075in"/>
    </style:style>
    <style:style style:name="co30" style:family="table-column">
      <style:table-column-properties fo:break-before="auto" style:column-width="3.7291in"/>
    </style:style>
    <style:style style:name="co31" style:family="table-column">
      <style:table-column-properties fo:break-before="auto" style:column-width="1.8898in"/>
    </style:style>
    <style:style style:name="co32" style:family="table-column">
      <style:table-column-properties fo:break-before="auto" style:column-width="2.0035in"/>
    </style:style>
    <style:style style:name="co33" style:family="table-column">
      <style:table-column-properties fo:break-before="auto" style:column-width="1.9681in"/>
    </style:style>
    <style:style style:name="co34" style:family="table-column">
      <style:table-column-properties fo:break-before="auto" style:column-width="1.4854in"/>
    </style:style>
    <style:style style:name="co35" style:family="table-column">
      <style:table-column-properties fo:break-before="auto" style:column-width="0.252in"/>
    </style:style>
    <style:style style:name="co36" style:family="table-column">
      <style:table-column-properties fo:break-before="auto" style:column-width="1.8984in"/>
    </style:style>
    <style:style style:name="co37" style:family="table-column">
      <style:table-column-properties fo:break-before="auto" style:column-width="1.6772in"/>
    </style:style>
    <style:style style:name="co38" style:family="table-column">
      <style:table-column-properties fo:break-before="auto" style:column-width="0.2217in"/>
    </style:style>
    <style:style style:name="co39" style:family="table-column">
      <style:table-column-properties fo:break-before="auto" style:column-width="0.1984in"/>
    </style:style>
    <style:style style:name="co40" style:family="table-column">
      <style:table-column-properties fo:break-before="auto" style:column-width="0.8346in"/>
    </style:style>
    <style:style style:name="co41" style:family="table-column">
      <style:table-column-properties fo:break-before="auto" style:column-width="0.8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font-name="Liberation Mono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pn stats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is Lu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2]" office:value-type="string" office:string-value="Palice" calcext:value-type="string">
            <text:p>Palice</text:p>
          </table:table-cell>
          <table:table-cell/>
          <table:table-cell table:formula="of:=IF([.D7]=&quot;Luk&quot;; [.C7]; 0)" office:value-type="float" office:value="0" calcext:value-type="float">
            <text:p>0</text:p>
          </table:table-cell>
          <table:table-cell table:formula="of:=IF([.D7]=&quot;Bomba&quot;;[.C7]; 0)" office:value-type="float" office:value="0" calcext:value-type="float">
            <text:p>0</text:p>
          </table:table-cell>
          <table:table-cell/>
          <table:table-cell table:formula="of:=IF([.E7]=&quot;&quot;;0; [.C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3]" office:value-type="string" office:string-value="Mec" calcext:value-type="string">
            <text:p>Mec</text:p>
          </table:table-cell>
          <table:table-cell/>
          <table:table-cell table:formula="of:=IF([.D8]=&quot;Luk&quot;; [.C8]; 0)" office:value-type="float" office:value="0" calcext:value-type="float">
            <text:p>0</text:p>
          </table:table-cell>
          <table:table-cell table:formula="of:=IF([.D8]=&quot;Bomba&quot;;[.C8]; 0)" office:value-type="float" office:value="0" calcext:value-type="float">
            <text:p>0</text:p>
          </table:table-cell>
          <table:table-cell/>
          <table:table-cell table:formula="of:=IF([.E8]=&quot;&quot;;0; [.C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4]" office:value-type="string" office:string-value="Kopi" calcext:value-type="string">
            <text:p>Kopi</text:p>
          </table:table-cell>
          <table:table-cell/>
          <table:table-cell table:formula="of:=IF([.D9]=&quot;Luk&quot;; [.C9]; 0)" office:value-type="float" office:value="0" calcext:value-type="float">
            <text:p>0</text:p>
          </table:table-cell>
          <table:table-cell table:formula="of:=IF([.D9]=&quot;Bomba&quot;;[.C9]; 0)" office:value-type="float" office:value="0" calcext:value-type="float">
            <text:p>0</text:p>
          </table:table-cell>
          <table:table-cell/>
          <table:table-cell table:formula="of:=IF([.E9]=&quot;&quot;;0; [.C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5]" office:value-type="string" office:string-value="Bomba" calcext:value-type="string">
            <text:p>Bomba</text:p>
          </table:table-cell>
          <table:table-cell/>
          <table:table-cell table:formula="of:=IF([.D10]=&quot;Luk&quot;; [.C10]; 0)" office:value-type="float" office:value="0" calcext:value-type="float">
            <text:p>0</text:p>
          </table:table-cell>
          <table:table-cell table:formula="of:=IF([.D10]=&quot;Bomba&quot;;[.C10]; 0)" office:value-type="float" office:value="1" calcext:value-type="float">
            <text:p>1</text:p>
          </table:table-cell>
          <table:table-cell/>
          <table:table-cell table:formula="of:=IF([.E10]=&quot;&quot;;0; [.C1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6]" office:value-type="string" office:string-value="Bomba" calcext:value-type="string">
            <text:p>Bomba</text:p>
          </table:table-cell>
          <table:table-cell/>
          <table:table-cell table:formula="of:=IF([.D11]=&quot;Luk&quot;; [.C11]; 0)" office:value-type="float" office:value="0" calcext:value-type="float">
            <text:p>0</text:p>
          </table:table-cell>
          <table:table-cell table:formula="of:=IF([.D11]=&quot;Bomba&quot;;[.C11]; 0)" office:value-type="float" office:value="1" calcext:value-type="float">
            <text:p>1</text:p>
          </table:table-cell>
          <table:table-cell/>
          <table:table-cell table:formula="of:=IF([.E11]=&quot;&quot;;0; [.C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7]" office:value-type="string" office:string-value="Luk" calcext:value-type="string">
            <text:p>Luk</text:p>
          </table:table-cell>
          <table:table-cell table:formula="of:=[$weapons2.$L$77]" office:value-type="string" office:string-value="Tvrzena" calcext:value-type="string">
            <text:p>Tvrzena</text:p>
          </table:table-cell>
          <table:table-cell table:formula="of:=IF([.D12]=&quot;Luk&quot;; [.C12]; 0)" office:value-type="float" office:value="2" calcext:value-type="float">
            <text:p>2</text:p>
          </table:table-cell>
          <table:table-cell table:formula="of:=IF([.D12]=&quot;Bomba&quot;;[.C12]; 0)" office:value-type="float" office:value="0" calcext:value-type="float">
            <text:p>0</text:p>
          </table:table-cell>
          <table:table-cell/>
          <table:table-cell table:formula="of:=IF([.E12]=&quot;&quot;;0; [.C12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8]" office:value-type="string" office:string-value="Luk" calcext:value-type="string">
            <text:p>Luk</text:p>
          </table:table-cell>
          <table:table-cell table:formula="of:=[$weapons2.$L$78]" office:value-type="string" office:string-value="Teleport" calcext:value-type="string">
            <text:p>Teleport</text:p>
          </table:table-cell>
          <table:table-cell table:formula="of:=IF([.D13]=&quot;Luk&quot;; [.C13]; 0)" office:value-type="float" office:value="2" calcext:value-type="float">
            <text:p>2</text:p>
          </table:table-cell>
          <table:table-cell table:formula="of:=IF([.D13]=&quot;Bomba&quot;;[.C13]; 0)" office:value-type="float" office:value="0" calcext:value-type="float">
            <text:p>0</text:p>
          </table:table-cell>
          <table:table-cell/>
          <table:table-cell table:formula="of:=IF([.E13]=&quot;&quot;;0; [.C1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9]" office:value-type="string" office:string-value="Luk" calcext:value-type="string">
            <text:p>Luk</text:p>
          </table:table-cell>
          <table:table-cell table:formula="of:=[$weapons2.$L$79]" office:value-type="string" office:string-value="Vabnicka" calcext:value-type="string">
            <text:p>Vabnicka</text:p>
          </table:table-cell>
          <table:table-cell table:formula="of:=IF([.D14]=&quot;Luk&quot;; [.C14]; 0)" office:value-type="float" office:value="2" calcext:value-type="float">
            <text:p>2</text:p>
          </table:table-cell>
          <table:table-cell table:formula="of:=IF([.D14]=&quot;Bomba&quot;;[.C14]; 0)" office:value-type="float" office:value="0" calcext:value-type="float">
            <text:p>0</text:p>
          </table:table-cell>
          <table:table-cell/>
          <table:table-cell table:formula="of:=IF([.E14]=&quot;&quot;;0; [.C14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0]" office:value-type="string" office:string-value="Luk" calcext:value-type="string">
            <text:p>Luk</text:p>
          </table:table-cell>
          <table:table-cell table:formula="of:=[$weapons2.$L$80]" office:value-type="string" office:string-value="Berserk" calcext:value-type="string">
            <text:p>Berserk</text:p>
          </table:table-cell>
          <table:table-cell table:formula="of:=IF([.D15]=&quot;Luk&quot;; [.C15]; 0)" office:value-type="float" office:value="2" calcext:value-type="float">
            <text:p>2</text:p>
          </table:table-cell>
          <table:table-cell table:formula="of:=IF([.D15]=&quot;Bomba&quot;;[.C15]; 0)" office:value-type="float" office:value="0" calcext:value-type="float">
            <text:p>0</text:p>
          </table:table-cell>
          <table:table-cell/>
          <table:table-cell table:formula="of:=IF([.E15]=&quot;&quot;;0; [.C15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1]" office:value-type="string" office:string-value="Luk" calcext:value-type="string">
            <text:p>Luk</text:p>
          </table:table-cell>
          <table:table-cell/>
          <table:table-cell table:formula="of:=IF([.D16]=&quot;Luk&quot;; [.C16]; 0)" office:value-type="float" office:value="1" calcext:value-type="float">
            <text:p>1</text:p>
          </table:table-cell>
          <table:table-cell table:formula="of:=IF([.D16]=&quot;Bomba&quot;;[.C16]; 0)" office:value-type="float" office:value="0" calcext:value-type="float">
            <text:p>0</text:p>
          </table:table-cell>
          <table:table-cell/>
          <table:table-cell table:formula="of:=IF([.E16]=&quot;&quot;;0; [.C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2]" office:value-type="string" office:string-value="Luk" calcext:value-type="string">
            <text:p>Luk</text:p>
          </table:table-cell>
          <table:table-cell/>
          <table:table-cell table:formula="of:=IF([.D17]=&quot;Luk&quot;; [.C17]; 0)" office:value-type="float" office:value="1" calcext:value-type="float">
            <text:p>1</text:p>
          </table:table-cell>
          <table:table-cell table:formula="of:=IF([.D17]=&quot;Bomba&quot;;[.C17]; 0)" office:value-type="float" office:value="0" calcext:value-type="float">
            <text:p>0</text:p>
          </table:table-cell>
          <table:table-cell/>
          <table:table-cell table:formula="of:=IF([.E17]=&quot;&quot;;0; [.C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3]" office:value-type="string" office:string-value="Luk" calcext:value-type="string">
            <text:p>Luk</text:p>
          </table:table-cell>
          <table:table-cell/>
          <table:table-cell table:formula="of:=IF([.D18]=&quot;Luk&quot;; [.C18]; 0)" office:value-type="float" office:value="1" calcext:value-type="float">
            <text:p>1</text:p>
          </table:table-cell>
          <table:table-cell table:formula="of:=IF([.D18]=&quot;Bomba&quot;;[.C18]; 0)" office:value-type="float" office:value="0" calcext:value-type="float">
            <text:p>0</text:p>
          </table:table-cell>
          <table:table-cell/>
          <table:table-cell table:formula="of:=IF([.E18]=&quot;&quot;;0; [.C1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4]" office:value-type="string" office:string-value="Luk" calcext:value-type="string">
            <text:p>Luk</text:p>
          </table:table-cell>
          <table:table-cell/>
          <table:table-cell table:formula="of:=IF([.D19]=&quot;Luk&quot;; [.C19]; 0)" office:value-type="float" office:value="1" calcext:value-type="float">
            <text:p>1</text:p>
          </table:table-cell>
          <table:table-cell table:formula="of:=IF([.D19]=&quot;Bomba&quot;;[.C19]; 0)" office:value-type="float" office:value="0" calcext:value-type="float">
            <text:p>0</text:p>
          </table:table-cell>
          <table:table-cell/>
          <table:table-cell table:formula="of:=IF([.E19]=&quot;&quot;;0; [.C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5]" office:value-type="string" office:string-value="Luk" calcext:value-type="string">
            <text:p>Luk</text:p>
          </table:table-cell>
          <table:table-cell/>
          <table:table-cell table:formula="of:=IF([.D20]=&quot;Luk&quot;; [.C20]; 0)" office:value-type="float" office:value="1" calcext:value-type="float">
            <text:p>1</text:p>
          </table:table-cell>
          <table:table-cell table:formula="of:=IF([.D20]=&quot;Bomba&quot;;[.C20]; 0)" office:value-type="float" office:value="0" calcext:value-type="float">
            <text:p>0</text:p>
          </table:table-cell>
          <table:table-cell/>
          <table:table-cell table:formula="of:=IF([.E20]=&quot;&quot;;0; [.C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6]" office:value-type="string" office:string-value="Luk" calcext:value-type="string">
            <text:p>Luk</text:p>
          </table:table-cell>
          <table:table-cell table:formula="of:=[$weapons2.$L$86]" office:value-type="string" office:string-value="Kradez" calcext:value-type="string">
            <text:p>Kradez</text:p>
          </table:table-cell>
          <table:table-cell table:formula="of:=IF([.D21]=&quot;Luk&quot;; [.C21]; 0)" office:value-type="float" office:value="2" calcext:value-type="float">
            <text:p>2</text:p>
          </table:table-cell>
          <table:table-cell table:formula="of:=IF([.D21]=&quot;Bomba&quot;;[.C21]; 0)" office:value-type="float" office:value="0" calcext:value-type="float">
            <text:p>0</text:p>
          </table:table-cell>
          <table:table-cell/>
          <table:table-cell table:formula="of:=IF([.E21]=&quot;&quot;;0; [.C21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UM([.C7:.C21])" office:value-type="float" office:value="23" calcext:value-type="float">
            <text:p>23</text:p>
          </table:table-cell>
          <table:table-cell table:number-columns-repeated="2"/>
          <table:table-cell table:formula="of:=SUM([.F7:.F21])" office:value-type="float" office:value="15" calcext:value-type="float">
            <text:p>15</text:p>
          </table:table-cell>
          <table:table-cell table:formula="of:=SUM([.G7:.G21])" office:value-type="float" office:value="2" calcext:value-type="float">
            <text:p>2</text:p>
          </table:table-cell>
          <table:table-cell table:formula="of:=[.C22]-[.F22]-[.G22]" office:value-type="float" office:value="6" calcext:value-type="float">
            <text:p>6</text:p>
          </table:table-cell>
          <table:table-cell table:formula="of:=SUM([.I7:.I21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9" office:value-type="string" calcext:value-type="string">
            <text:p>Bows</text:p>
          </table:table-cell>
          <table:table-cell table:style-name="ce9" office:value-type="string" calcext:value-type="string">
            <text:p>Bombs</text:p>
          </table:table-cell>
          <table:table-cell table:style-name="ce9" office:value-type="string" calcext:value-type="string">
            <text:p>Not Bows</text:p>
          </table:table-cell>
          <table:table-cell table:style-name="ce9" office:value-type="string" calcext:value-type="string">
            <text:p>Magic</text:p>
          </table:table-cell>
        </table:table-row>
        <table:table-row table:style-name="ro1">
          <table:table-cell table:number-columns-repeated="2"/>
          <table:table-cell table:style-name="ce10" table:formula="of:=[.C22]" office:value-type="float" office:value="23" calcext:value-type="float">
            <text:p>23</text:p>
          </table:table-cell>
          <table:table-cell table:style-name="ce10" table:number-columns-repeated="2"/>
          <table:table-cell table:style-name="ce12" table:formula="of:=[.F22]/[.$C22]" office:value-type="percentage" office:value="0.652173913043478" calcext:value-type="percentage">
            <text:p>65%</text:p>
          </table:table-cell>
          <table:table-cell table:style-name="ce12" table:formula="of:=[.G22]/[.$C22]" office:value-type="percentage" office:value="0.0869565217391304" calcext:value-type="percentage">
            <text:p>9%</text:p>
          </table:table-cell>
          <table:table-cell table:style-name="ce12" table:formula="of:=[.H22]/[.$C22]" office:value-type="percentage" office:value="0.260869565217391" calcext:value-type="percentage">
            <text:p>26%</text:p>
          </table:table-cell>
          <table:table-cell table:style-name="ce12" table:formula="of:=[.I22]/[.$C22]" office:value-type="percentage" office:value="0.434782608695652" calcext:value-type="percentage">
            <text:p>43%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Prasek vec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Kamen vek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Svitek odo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Glazura kral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Kouzlo zamen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Mlha zmat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Privesek ilu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Svitek jmen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Svitek vola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Prsten vab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Vyvolavaci kame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Ankh dus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Lektvar zuriv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Odlesk besn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Ruda mlh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vitek rychl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Svitek krade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Lektvar nevidite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Prsten teleporta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Kouzelny koberec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7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" table:default-cell-style-name="Default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Oblivionfang</text:p>
          </table:table-cell>
          <table:table-cell table:style-name="Default" office:value-type="string" calcext:value-type="string">
            <text:p>Spicak zatraceni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ghtspire</text:p>
          </table:table-cell>
          <table:table-cell table:style-name="ce26" office:value-type="string" calcext:value-type="string">
            <text:p>Nocni trn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oodwail</text:p>
          </table:table-cell>
          <table:table-cell table:style-name="ce26" office:value-type="string" calcext:value-type="string">
            <text:p>Narek krve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fernis</text:p>
          </table:table-cell>
          <table:table-cell table:style-name="ce26" office:value-type="string" calcext:value-type="string">
            <text:p>Pekelny hrot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d of Titans</text:p>
          </table:table-cell>
          <table:table-cell table:style-name="ce26" office:value-type="string" calcext:value-type="string">
            <text:p>Ulomek titana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rost Fang</text:p>
          </table:table-cell>
          <table:table-cell table:style-name="ce26" office:value-type="string" calcext:value-type="string">
            <text:p>Ledovy kel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yclone Crusher</text:p>
          </table:table-cell>
          <table:table-cell table:style-name="ce26" office:value-type="string" calcext:value-type="string">
            <text:p>Trhlina orkanu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Riftbringer</text:p>
          </table:table-cell>
          <table:table-cell table:style-name="ce26" office:value-type="string" calcext:value-type="string">
            <text:p>Zvest zlomu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uskbane</text:p>
          </table:table-cell>
          <table:table-cell table:style-name="ce26" office:value-type="string" calcext:value-type="string">
            <text:p>Soumracny zmar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ded Morningstar</text:p>
          </table:table-cell>
          <table:table-cell table:style-name="ce26" office:value-type="string" calcext:value-type="string">
            <text:p>Nefritova jitrenk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hisperbreeze</text:p>
          </table:table-cell>
          <table:table-cell table:style-name="ce26" office:value-type="string" calcext:value-type="string">
            <text:p>Sepot vanku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ightwrought</text:p>
          </table:table-cell>
          <table:table-cell table:style-name="ce26" office:value-type="string" calcext:value-type="string">
            <text:p>Vidina zkaz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rkness whisper</text:p>
          </table:table-cell>
          <table:table-cell table:style-name="ce26" office:value-type="string" calcext:value-type="string">
            <text:p>Sepot temnot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uminous Vengeance</text:p>
          </table:table-cell>
          <table:table-cell table:style-name="ce26" office:value-type="string" calcext:value-type="string">
            <text:p>Zablesk pomst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het’s Oath</text:p>
          </table:table-cell>
          <table:table-cell table:style-name="ce26" office:value-type="string" calcext:value-type="string">
            <text:p>Prisaha prorok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onlit Doom</text:p>
          </table:table-cell>
          <table:table-cell table:style-name="ce26" office:value-type="string" calcext:value-type="string">
            <text:p>Mesicni zkaz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oulrender</text:p>
          </table:table-cell>
          <table:table-cell table:style-name="Default" office:value-type="string" calcext:value-type="string">
            <text:p>Parac Dusi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rclight</text:p>
          </table:table-cell>
          <table:table-cell table:style-name="Default" office:value-type="string" calcext:value-type="string">
            <text:p>Zarici srp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aphic Cleaver</text:p>
          </table:table-cell>
          <table:table-cell table:style-name="ce26" office:value-type="string" calcext:value-type="string">
            <text:p>Osvicenne ostri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alkyrian Blade</text:p>
          </table:table-cell>
          <table:table-cell table:style-name="ce26" office:value-type="string" calcext:value-type="string">
            <text:p>Cepel valkyry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etherium Edge</text:p>
          </table:table-cell>
          <table:table-cell table:style-name="ce26" office:value-type="string" calcext:value-type="string">
            <text:p>Vecny brit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soul Reaver</text:p>
          </table:table-cell>
          <table:table-cell table:style-name="ce26" office:value-type="string" calcext:value-type="string">
            <text:p>Drakomor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yrm Ripper</text:p>
          </table:table-cell>
          <table:table-cell table:style-name="ce26" office:value-type="string" calcext:value-type="string">
            <text:p>Parac wyrmu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Hellfire blade</text:p>
          </table:table-cell>
          <table:table-cell table:style-name="ce26" office:value-type="string" calcext:value-type="string">
            <text:p>Cepel pekelne vyhne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wrath</text:p>
          </table:table-cell>
          <table:table-cell table:style-name="ce26" office:value-type="string" calcext:value-type="string">
            <text:p>Hnev Hvezdy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Emberlash</text:p>
          </table:table-cell>
          <table:table-cell table:style-name="ce26" office:value-type="string" calcext:value-type="string">
            <text:p>Plamenny polibek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loomshard</text:p>
          </table:table-cell>
          <table:table-cell table:style-name="ce26" office:value-type="string" calcext:value-type="string">
            <text:p>Ulomek zmar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Onyx Aegis</text:p>
          </table:table-cell>
          <table:table-cell table:style-name="ce26" office:value-type="string" calcext:value-type="string">
            <text:p>Onyxovy Stit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wn’s Fury</text:p>
          </table:table-cell>
          <table:table-cell table:style-name="ce26" office:value-type="string" calcext:value-type="string">
            <text:p>Hnev usvit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rost Smite</text:p>
          </table:table-cell>
          <table:table-cell table:style-name="ce26" office:value-type="string" calcext:value-type="string">
            <text:p>Ledovy uder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Worldshaker</text:p>
          </table:table-cell>
          <table:table-cell table:style-name="ce26" office:value-type="string" calcext:value-type="string">
            <text:p>Zemetras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Quakesoul</text:p>
          </table:table-cell>
          <table:table-cell table:style-name="ce26" office:value-type="string" calcext:value-type="string">
            <text:p>Duse otres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9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16">
          <table:table-cell/>
          <table:table-cell table:style-name="ce4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16">
          <table:table-cell/>
          <table:table-cell table:style-name="ce4"/>
          <table:table-cell table:number-columns-repeated="7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 Names 2" table:style-name="ta1">
        <table:table-column table:style-name="co18" table:default-cell-style-name="Default"/>
        <table:table-column table:style-name="co24" table:default-cell-style-name="ce4"/>
        <table:table-column table:style-name="co1" table:default-cell-style-name="ce7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7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/>
          <table:table-cell office:value-type="string" calcext:value-type="string">
            <text:p>Ledove modra prusvitna cepel se slunecnim jadre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/>
          <table:table-cell office:value-type="string" calcext:value-type="string">
            <text:p>Masivni hlavice z cerneho kamene, runy, zhnouci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/>
          <table:table-cell office:value-type="string" calcext:value-type="string">
            <text:p>Modra cepel, slunecni kamen, boure zlute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/>
          <table:table-cell office:value-type="string" calcext:value-type="string">
            <text:p>Cerna ocel s modrymi krystal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sks texts" table:style-name="ta1">
        <table:table-column table:style-name="co1" table:number-columns-repeated="2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1" table:number-columns-repeated="1019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j trofeje 2 zvirat</text:p>
          </table:table-cell>
          <table:table-cell table:style-name="ce21" office:value-type="string" calcext:value-type="string">
            <text:p>Král lov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nemrtvych</text:p>
          </table:table-cell>
          <table:table-cell table:style-name="ce21" office:value-type="string" calcext:value-type="string">
            <text:p>Zhouba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lidi</text:p>
          </table:table-cell>
          <table:table-cell table:style-name="ce21" office:value-type="string" calcext:value-type="string">
            <text:p>Lovec čaroděj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demonu</text:p>
          </table:table-cell>
          <table:table-cell table:style-name="ce21" office:value-type="string" calcext:value-type="string">
            <text:p>Zaklínač démon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_trofeje ale_ne demona</text:p>
          </table:table-cell>
          <table:table-cell table:style-name="ce21" office:value-type="string" calcext:value-type="string">
            <text:p>Strážce brán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zvire</text:p>
          </table:table-cell>
          <table:table-cell table:style-name="ce21" office:value-type="string" calcext:value-type="string">
            <text:p>Ochránce zvířa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nemrtve</text:p>
          </table:table-cell>
          <table:table-cell table:style-name="ce21" office:value-type="string" calcext:value-type="string">
            <text:p>Průvodce minulostí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cloveka</text:p>
          </table:table-cell>
          <table:table-cell table:style-name="ce21" office:value-type="string" calcext:value-type="string">
            <text:p>Lidový hrd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zviraty</text:p>
          </table:table-cell>
          <table:table-cell table:style-name="ce21" office:value-type="string" calcext:value-type="string">
            <text:p>Alfa celé smečk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nemrtvymi</text:p>
          </table:table-cell>
          <table:table-cell table:style-name="ce21" office:value-type="string" calcext:value-type="string">
            <text:p>Plen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lidmi</text:p>
          </table:table-cell>
          <table:table-cell table:style-name="ce21" office:value-type="string" calcext:value-type="string">
            <text:p>Krotitel magi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demony</text:p>
          </table:table-cell>
          <table:table-cell table:style-name="ce21" office:value-type="string" calcext:value-type="string">
            <text:p>Vůdce tlup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zvirat</text:p>
          </table:table-cell>
          <table:table-cell table:style-name="ce21" office:value-type="string" calcext:value-type="string">
            <text:p>Drakobije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nemrtvych</text:p>
          </table:table-cell>
          <table:table-cell table:style-name="ce21" office:value-type="string" calcext:value-type="string">
            <text:p>Pokořitel li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lidi</text:p>
          </table:table-cell>
          <table:table-cell table:style-name="ce21" office:value-type="string" calcext:value-type="string">
            <text:p>Kat čarodě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demonu</text:p>
          </table:table-cell>
          <table:table-cell table:style-name="ce21" office:value-type="string" calcext:value-type="string">
            <text:p>Vyzyvatel Balr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taborem a zviretem</text:p>
          </table:table-cell>
          <table:table-cell table:style-name="ce21" office:value-type="string" calcext:value-type="string">
            <text:p>Zapuditel smečk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Stuj mezi taborem a nemrtvym</text:p>
          </table:table-cell>
          <table:table-cell table:style-name="ce21" office:value-type="string" calcext:value-type="string">
            <text:p>Ten co čistil hro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uj mezi taborem</text:span> a lidmi</text:p>
          </table:table-cell>
          <table:table-cell table:style-name="ce21" office:value-type="string" calcext:value-type="string">
            <text:p>Zeď černé magi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Stuj mezi taborem</text:span> a demonem</text:p>
          </table:table-cell>
          <table:table-cell table:style-name="ce21" office:value-type="string" calcext:value-type="string">
            <text:p>Ten co zavřel brán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zvire ke skale</text:p>
          </table:table-cell>
          <table:table-cell table:style-name="ce21" office:value-type="string" calcext:value-type="string">
            <text:p>Štváč kořist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azen nemrtve ke skale</text:p>
          </table:table-cell>
          <table:table-cell table:style-name="ce21" office:value-type="string" calcext:value-type="string">
            <text:p>Zapud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cloveka ke skale</text:p>
          </table:table-cell>
          <table:table-cell table:style-name="ce21" office:value-type="string" calcext:value-type="string">
            <text:p>Lovec odmě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demona ke skale</text:p>
          </table:table-cell>
          <table:table-cell table:style-name="ce21" office:value-type="string" calcext:value-type="string">
            <text:p>Vymítač démonů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pon Names plus" table:style-name="ta1">
        <table:table-column table:style-name="co18" table:default-cell-style-name="Default"/>
        <table:table-column table:style-name="co24" table:default-cell-style-name="ce4"/>
        <table:table-column table:style-name="co1" table:default-cell-style-name="ce7"/>
        <table:table-column table:style-name="co25" table:default-cell-style-name="ce4"/>
        <table:table-column table:style-name="co31" table:default-cell-style-name="ce4"/>
        <table:table-column table:style-name="co26" table:default-cell-style-name="ce4"/>
        <table:table-column table:style-name="co32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ce13"/>
        <table:table-column table:style-name="co35" table:default-cell-style-name="Default"/>
        <table:table-column table:style-name="co36" table:default-cell-style-name="Default"/>
        <table:table-column table:style-name="co37" table:default-cell-style-name="ce2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4"/>
        <table:table-column table:style-name="co1" table:default-cell-style-name="Default"/>
        <table:table-row table:style-name="ro4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1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3"/>
          <table:table-cell table:style-name="ce4" office:value-type="string" calcext:value-type="string">
            <text:p>Stormbreaker</text:p>
          </table:table-cell>
          <table:table-cell table:formula="of:=LOWER(SUBSTITUTE(SUBSTITUTE([.K2]; &quot; &quot;; &quot;&quot;); &quot;'&quot;; &quot;&quot;))" office:value-type="string" office:string-value="stormbreaker" calcext:value-type="string">
            <text:p>stormbreaker</text:p>
          </table:table-cell>
          <table:table-cell office:value-type="string" calcext:value-type="string">
            <text:p>Starwrath</text:p>
          </table:table-cell>
          <table:table-cell table:formula="of:=IF(ISNUMBER(MATCH(LOWER(SUBSTITUTE(SUBSTITUTE([.M2];&quot; &quot;;&quot;&quot;); &quot;'&quot;; &quot;&quot;)); [.L$2:.L$1000]; 0)); &quot;&quot;; &quot;OK&quot;)">
            <text:p/>
          </table:table-cell>
          <table:table-cell office:value-type="string" calcext:value-type="string">
            <text:p>Starwrath</text:p>
          </table:table-cell>
          <table:table-cell office:value-type="string" calcext:value-type="string">
            <text:p>Hnev Hvezdy</text:p>
          </table:table-cell>
          <table:table-cell table:formula="of:=LOWER(SUBSTITUTE(SUBSTITUTE([.P2]; &quot; &quot;; &quot;&quot;); &quot;'&quot;; &quot;&quot;))" office:value-type="string" office:string-value="hnevhvezdy" calcext:value-type="string">
            <text:p>hnevhvezd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opi</text:p>
          </table:table-cell>
          <table:table-cell table:style-name="ce4" table:formula="of:=COUNTIF([.S$1:.S$1048576]; [.T2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3"/>
          <table:table-cell table:style-name="ce4" office:value-type="string" calcext:value-type="string">
            <text:p>Bloodthorn</text:p>
          </table:table-cell>
          <table:table-cell table:formula="of:=LOWER(SUBSTITUTE(SUBSTITUTE([.K3]; &quot; &quot;; &quot;&quot;); &quot;'&quot;; &quot;&quot;))" office:value-type="string" office:string-value="bloodthorn" calcext:value-type="string">
            <text:p>bloodthorn</text:p>
          </table:table-cell>
          <table:table-cell office:value-type="string" calcext:value-type="string">
            <text:p>Soulrender</text:p>
          </table:table-cell>
          <table:table-cell table:formula="of:=IF(ISNUMBER(MATCH(LOWER(SUBSTITUTE(SUBSTITUTE([.M3];&quot; &quot;;&quot;&quot;); &quot;'&quot;; &quot;&quot;)); [.L$2:.L$1000]; 0)); &quot;&quot;; &quot;OK&quot;)">
            <text:p/>
          </table:table-cell>
          <table:table-cell office:value-type="string" calcext:value-type="string">
            <text:p>Soulrender</text:p>
          </table:table-cell>
          <table:table-cell table:style-name="Default" office:value-type="string" calcext:value-type="string">
            <text:p>Parac Dusi</text:p>
          </table:table-cell>
          <table:table-cell table:formula="of:=LOWER(SUBSTITUTE(SUBSTITUTE([.P3]; &quot; &quot;; &quot;&quot;); &quot;'&quot;; &quot;&quot;))" office:value-type="string" office:string-value="paracdusi" calcext:value-type="string">
            <text:p>paracdu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lice</text:p>
          </table:table-cell>
          <table:table-cell table:style-name="ce4" table:formula="of:=COUNTIF([.S$1:.S$1048576]; [.T3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3"/>
          <table:table-cell table:style-name="ce4" office:value-type="string" calcext:value-type="string">
            <text:p>Tempests Abyss</text:p>
          </table:table-cell>
          <table:table-cell table:formula="of:=LOWER(SUBSTITUTE(SUBSTITUTE([.K4]; &quot; &quot;; &quot;&quot;); &quot;'&quot;; &quot;&quot;))" office:value-type="string" office:string-value="tempestsabyss" calcext:value-type="string">
            <text:p>tempestsabyss</text:p>
          </table:table-cell>
          <table:table-cell office:value-type="string" calcext:value-type="string">
            <text:p>Duskbane</text:p>
          </table:table-cell>
          <table:table-cell table:formula="of:=IF(ISNUMBER(MATCH(LOWER(SUBSTITUTE(SUBSTITUTE([.M4];&quot; &quot;;&quot;&quot;); &quot;'&quot;; &quot;&quot;)); [.L$2:.L$1000]; 0)); &quot;&quot;; &quot;OK&quot;)">
            <text:p/>
          </table:table-cell>
          <table:table-cell office:value-type="string" calcext:value-type="string">
            <text:p>Duskbane</text:p>
          </table:table-cell>
          <table:table-cell office:value-type="string" calcext:value-type="string">
            <text:p>Soumracny zmar</text:p>
          </table:table-cell>
          <table:table-cell table:formula="of:=LOWER(SUBSTITUTE(SUBSTITUTE([.P4]; &quot; &quot;; &quot;&quot;); &quot;'&quot;; &quot;&quot;))" office:value-type="string" office:string-value="soumracnyzmar" calcext:value-type="string">
            <text:p>soumracnyzm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ec</text:p>
          </table:table-cell>
          <table:table-cell table:style-name="ce4" table:formula="of:=COUNTIF([.S$1:.S$1048576]; [.T4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3"/>
          <table:table-cell table:style-name="ce4" office:value-type="string" calcext:value-type="string">
            <text:p>Starfire</text:p>
          </table:table-cell>
          <table:table-cell table:formula="of:=LOWER(SUBSTITUTE(SUBSTITUTE([.K5]; &quot; &quot;; &quot;&quot;); &quot;'&quot;; &quot;&quot;))" office:value-type="string" office:string-value="starfire" calcext:value-type="string">
            <text:p>starfire</text:p>
          </table:table-cell>
          <table:table-cell office:value-type="string" calcext:value-type="string">
            <text:p>Arclight</text:p>
          </table:table-cell>
          <table:table-cell table:formula="of:=IF(ISNUMBER(MATCH(LOWER(SUBSTITUTE(SUBSTITUTE([.M5];&quot; &quot;;&quot;&quot;); &quot;'&quot;; &quot;&quot;)); [.L$2:.L$1000]; 0)); &quot;&quot;; &quot;OK&quot;)">
            <text:p/>
          </table:table-cell>
          <table:table-cell table:style-name="ce25" office:value-type="string" calcext:value-type="string">
            <text:p>Arclight</text:p>
          </table:table-cell>
          <table:table-cell table:style-name="Default" office:value-type="string" calcext:value-type="string">
            <text:p>Zarici srp</text:p>
          </table:table-cell>
          <table:table-cell table:formula="of:=LOWER(SUBSTITUTE(SUBSTITUTE([.P5]; &quot; &quot;; &quot;&quot;); &quot;'&quot;; &quot;&quot;))" office:value-type="string" office:string-value="zaricisrp" calcext:value-type="string">
            <text:p>zaricis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luk</text:p>
          </table:table-cell>
          <table:table-cell table:style-name="ce4" table:formula="of:=COUNTIF([.S$1:.S$1048576]; [.T5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3"/>
          <table:table-cell table:style-name="ce4" office:value-type="string" calcext:value-type="string">
            <text:p>Shard of Despair</text:p>
          </table:table-cell>
          <table:table-cell table:formula="of:=LOWER(SUBSTITUTE(SUBSTITUTE([.K6]; &quot; &quot;; &quot;&quot;); &quot;'&quot;; &quot;&quot;))" office:value-type="string" office:string-value="shardofdespair" calcext:value-type="string">
            <text:p>shardofdespair</text:p>
          </table:table-cell>
          <table:table-cell office:value-type="string" calcext:value-type="string">
            <text:p>Vorathil</text:p>
          </table:table-cell>
          <table:table-cell table:formula="of:=IF(ISNUMBER(MATCH(LOWER(SUBSTITUTE(SUBSTITUTE([.M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Oblivionfang</text:p>
          </table:table-cell>
          <table:table-cell table:style-name="Default" office:value-type="string" calcext:value-type="string">
            <text:p>Spicak zatraceni</text:p>
          </table:table-cell>
          <table:table-cell table:formula="of:=LOWER(SUBSTITUTE(SUBSTITUTE([.P6]; &quot; &quot;; &quot;&quot;); &quot;'&quot;; &quot;&quot;))" office:value-type="string" office:string-value="spicakzatraceni" calcext:value-type="string">
            <text:p>spicakzatrac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3"/>
          <table:table-cell table:style-name="ce4" office:value-type="string" calcext:value-type="string">
            <text:p>Ashbringer Blade</text:p>
          </table:table-cell>
          <table:table-cell table:formula="of:=LOWER(SUBSTITUTE(SUBSTITUTE([.K7]; &quot; &quot;; &quot;&quot;); &quot;'&quot;; &quot;&quot;))" office:value-type="string" office:string-value="ashbringerblade" calcext:value-type="string">
            <text:p>ashbringerblade</text:p>
          </table:table-cell>
          <table:table-cell office:value-type="string" calcext:value-type="string">
            <text:p>Oblivionfang</text:p>
          </table:table-cell>
          <table:table-cell table:formula="of:=IF(ISNUMBER(MATCH(LOWER(SUBSTITUTE(SUBSTITUTE([.M7];&quot; &quot;;&quot;&quot;); &quot;'&quot;; &quot;&quot;)); [.L$2:.L$1000]; 0)); &quot;&quot;; &quot;OK&quot;)">
            <text:p/>
          </table:table-cell>
          <table:table-cell office:value-type="string" calcext:value-type="string">
            <text:p>Emberlash</text:p>
          </table:table-cell>
          <table:table-cell office:value-type="string" calcext:value-type="string">
            <text:p>Plamenny polibek</text:p>
          </table:table-cell>
          <table:table-cell table:formula="of:=LOWER(SUBSTITUTE(SUBSTITUTE([.P7]; &quot; &quot;; &quot;&quot;); &quot;'&quot;; &quot;&quot;))" office:value-type="string" office:string-value="plamennypolibek" calcext:value-type="string">
            <text:p>plamennypolib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3"/>
          <table:table-cell table:style-name="ce4" office:value-type="string" calcext:value-type="string">
            <text:p>Shadowloom Enchanter</text:p>
          </table:table-cell>
          <table:table-cell table:formula="of:=LOWER(SUBSTITUTE(SUBSTITUTE([.K8]; &quot; &quot;; &quot;&quot;); &quot;'&quot;; &quot;&quot;))" office:value-type="string" office:string-value="shadowloomenchanter" calcext:value-type="string">
            <text:p>shadowloomenchanter</text:p>
          </table:table-cell>
          <table:table-cell office:value-type="string" calcext:value-type="string">
            <text:p>Emberlash</text:p>
          </table:table-cell>
          <table:table-cell table:formula="of:=IF(ISNUMBER(MATCH(LOWER(SUBSTITUTE(SUBSTITUTE([.M8];&quot; &quot;;&quot;&quot;); &quot;'&quot;; &quot;&quot;)); [.L$2:.L$1000]; 0)); &quot;&quot;; &quot;OK&quot;)">
            <text:p/>
          </table:table-cell>
          <table:table-cell office:value-type="string" calcext:value-type="string">
            <text:p>Seraphic Cleaver</text:p>
          </table:table-cell>
          <table:table-cell office:value-type="string" calcext:value-type="string">
            <text:p>Osvicenne ostri</text:p>
          </table:table-cell>
          <table:table-cell table:formula="of:=LOWER(SUBSTITUTE(SUBSTITUTE([.P8]; &quot; &quot;; &quot;&quot;); &quot;'&quot;; &quot;&quot;))" office:value-type="string" office:string-value="osvicenneostri" calcext:value-type="string">
            <text:p>osvicenneostr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3"/>
          <table:table-cell table:style-name="ce4" office:value-type="string" calcext:value-type="string">
            <text:p>Voidcaller</text:p>
          </table:table-cell>
          <table:table-cell table:formula="of:=LOWER(SUBSTITUTE(SUBSTITUTE([.K9]; &quot; &quot;; &quot;&quot;); &quot;'&quot;; &quot;&quot;))" office:value-type="string" office:string-value="voidcaller" calcext:value-type="string">
            <text:p>voidcaller</text:p>
          </table:table-cell>
          <table:table-cell office:value-type="string" calcext:value-type="string">
            <text:p>Seraphic Cleaver</text:p>
          </table:table-cell>
          <table:table-cell table:formula="of:=IF(ISNUMBER(MATCH(LOWER(SUBSTITUTE(SUBSTITUTE([.M9];&quot; &quot;;&quot;&quot;); &quot;'&quot;; &quot;&quot;)); [.L$2:.L$1000]; 0)); &quot;&quot;; &quot;OK&quot;)">
            <text:p/>
          </table:table-cell>
          <table:table-cell office:value-type="string" calcext:value-type="string">
            <text:p>Nightspire</text:p>
          </table:table-cell>
          <table:table-cell office:value-type="string" calcext:value-type="string">
            <text:p>Nocni trn</text:p>
          </table:table-cell>
          <table:table-cell table:formula="of:=LOWER(SUBSTITUTE(SUBSTITUTE([.P9]; &quot; &quot;; &quot;&quot;); &quot;'&quot;; &quot;&quot;))" office:value-type="string" office:string-value="nocnitrn" calcext:value-type="string">
            <text:p>nocnit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3"/>
          <table:table-cell table:style-name="ce4" office:value-type="string" calcext:value-type="string">
            <text:p>Prism Spire</text:p>
          </table:table-cell>
          <table:table-cell table:formula="of:=LOWER(SUBSTITUTE(SUBSTITUTE([.K10]; &quot; &quot;; &quot;&quot;); &quot;'&quot;; &quot;&quot;))" office:value-type="string" office:string-value="prismspire" calcext:value-type="string">
            <text:p>prismspire</text:p>
          </table:table-cell>
          <table:table-cell office:value-type="string" calcext:value-type="string">
            <text:p>Nightspire</text:p>
          </table:table-cell>
          <table:table-cell table:formula="of:=IF(ISNUMBER(MATCH(LOWER(SUBSTITUTE(SUBSTITUTE([.M10];&quot; &quot;;&quot;&quot;); &quot;'&quot;; &quot;&quot;)); [.L$2:.L$1000]; 0)); &quot;&quot;; &quot;OK&quot;)">
            <text:p/>
          </table:table-cell>
          <table:table-cell office:value-type="string" calcext:value-type="string">
            <text:p>Stormreaver</text:p>
          </table:table-cell>
          <table:table-cell office:value-type="string" calcext:value-type="string">
            <text:p>Rozsevac blesku</text:p>
          </table:table-cell>
          <table:table-cell table:formula="of:=LOWER(SUBSTITUTE(SUBSTITUTE([.P10]; &quot; &quot;; &quot;&quot;); &quot;'&quot;; &quot;&quot;))" office:value-type="string" office:string-value="rozsevacblesku" calcext:value-type="string">
            <text:p>rozsevacblesku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3"/>
          <table:table-cell table:style-name="ce4" office:value-type="string" calcext:value-type="string">
            <text:p>Dreadspear</text:p>
          </table:table-cell>
          <table:table-cell table:formula="of:=LOWER(SUBSTITUTE(SUBSTITUTE([.K11]; &quot; &quot;; &quot;&quot;); &quot;'&quot;; &quot;&quot;))" office:value-type="string" office:string-value="dreadspear" calcext:value-type="string">
            <text:p>dreadspear</text:p>
          </table:table-cell>
          <table:table-cell office:value-type="string" calcext:value-type="string">
            <text:p>Stormreaver</text:p>
          </table:table-cell>
          <table:table-cell table:formula="of:=IF(ISNUMBER(MATCH(LOWER(SUBSTITUTE(SUBSTITUTE([.M11];&quot; &quot;;&quot;&quot;); &quot;'&quot;; &quot;&quot;)); [.L$2:.L$1000]; 0)); &quot;&quot;; &quot;OK&quot;)">
            <text:p/>
          </table:table-cell>
          <table:table-cell office:value-type="string" calcext:value-type="string">
            <text:p>Gloomshard</text:p>
          </table:table-cell>
          <table:table-cell office:value-type="string" calcext:value-type="string">
            <text:p>Ulomek zmaru</text:p>
          </table:table-cell>
          <table:table-cell table:formula="of:=LOWER(SUBSTITUTE(SUBSTITUTE([.P11]; &quot; &quot;; &quot;&quot;); &quot;'&quot;; &quot;&quot;))" office:value-type="string" office:string-value="ulomekzmaru" calcext:value-type="string">
            <text:p>ulomekzmar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3"/>
          <table:table-cell table:style-name="ce4" office:value-type="string" calcext:value-type="string">
            <text:p>Thundercrusher</text:p>
          </table:table-cell>
          <table:table-cell table:formula="of:=LOWER(SUBSTITUTE(SUBSTITUTE([.K12]; &quot; &quot;; &quot;&quot;); &quot;'&quot;; &quot;&quot;))" office:value-type="string" office:string-value="thundercrusher" calcext:value-type="string">
            <text:p>thundercrusher</text:p>
          </table:table-cell>
          <table:table-cell office:value-type="string" calcext:value-type="string">
            <text:p>Gloomshard</text:p>
          </table:table-cell>
          <table:table-cell table:formula="of:=IF(ISNUMBER(MATCH(LOWER(SUBSTITUTE(SUBSTITUTE([.M12];&quot; &quot;;&quot;&quot;); &quot;'&quot;; &quot;&quot;)); [.L$2:.L$1000]; 0)); &quot;&quot;; &quot;OK&quot;)">
            <text:p/>
          </table:table-cell>
          <table:table-cell office:value-type="string" calcext:value-type="string">
            <text:p>Jaded Morningstar</text:p>
          </table:table-cell>
          <table:table-cell office:value-type="string" calcext:value-type="string">
            <text:p>Nefritova jitrenka</text:p>
          </table:table-cell>
          <table:table-cell table:formula="of:=LOWER(SUBSTITUTE(SUBSTITUTE([.P12]; &quot; &quot;; &quot;&quot;); &quot;'&quot;; &quot;&quot;))" office:value-type="string" office:string-value="nefritovajitrenka" calcext:value-type="string">
            <text:p>nefritovajitre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3"/>
          <table:table-cell table:style-name="ce4" office:value-type="string" calcext:value-type="string">
            <text:p>Moonflare</text:p>
          </table:table-cell>
          <table:table-cell table:formula="of:=LOWER(SUBSTITUTE(SUBSTITUTE([.K13]; &quot; &quot;; &quot;&quot;); &quot;'&quot;; &quot;&quot;))" office:value-type="string" office:string-value="moonflare" calcext:value-type="string">
            <text:p>moonflare</text:p>
          </table:table-cell>
          <table:table-cell office:value-type="string" calcext:value-type="string">
            <text:p>Celestial Severance</text:p>
          </table:table-cell>
          <table:table-cell table:formula="of:=IF(ISNUMBER(MATCH(LOWER(SUBSTITUTE(SUBSTITUTE([.M1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Bloodwail</text:p>
          </table:table-cell>
          <table:table-cell office:value-type="string" calcext:value-type="string">
            <text:p>Narek krve</text:p>
          </table:table-cell>
          <table:table-cell table:formula="of:=LOWER(SUBSTITUTE(SUBSTITUTE([.P13]; &quot; &quot;; &quot;&quot;); &quot;'&quot;; &quot;&quot;))" office:value-type="string" office:string-value="narekkrve" calcext:value-type="string">
            <text:p>narekkr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3"/>
          <table:table-cell table:style-name="ce4" office:value-type="string" calcext:value-type="string">
            <text:p>Thorn whisperer</text:p>
          </table:table-cell>
          <table:table-cell table:formula="of:=LOWER(SUBSTITUTE(SUBSTITUTE([.K14]; &quot; &quot;; &quot;&quot;); &quot;'&quot;; &quot;&quot;))" office:value-type="string" office:string-value="thornwhisperer" calcext:value-type="string">
            <text:p>thornwhisperer</text:p>
          </table:table-cell>
          <table:table-cell office:value-type="string" calcext:value-type="string">
            <text:p>Pyrestar</text:p>
          </table:table-cell>
          <table:table-cell table:formula="of:=IF(ISNUMBER(MATCH(LOWER(SUBSTITUTE(SUBSTITUTE([.M1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Whisperbreeze</text:p>
          </table:table-cell>
          <table:table-cell office:value-type="string" calcext:value-type="string">
            <text:p>Sepot vanku</text:p>
          </table:table-cell>
          <table:table-cell table:formula="of:=LOWER(SUBSTITUTE(SUBSTITUTE([.P14]; &quot; &quot;; &quot;&quot;); &quot;'&quot;; &quot;&quot;))" office:value-type="string" office:string-value="sepotvanku" calcext:value-type="string">
            <text:p>sepotvank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3"/>
          <table:table-cell table:style-name="ce4" office:value-type="string" calcext:value-type="string">
            <text:p>Burning Claw</text:p>
          </table:table-cell>
          <table:table-cell table:formula="of:=LOWER(SUBSTITUTE(SUBSTITUTE([.K15]; &quot; &quot;; &quot;&quot;); &quot;'&quot;; &quot;&quot;))" office:value-type="string" office:string-value="burningclaw" calcext:value-type="string">
            <text:p>burningclaw</text:p>
          </table:table-cell>
          <table:table-cell office:value-type="string" calcext:value-type="string">
            <text:p>Bloodsong</text:p>
          </table:table-cell>
          <table:table-cell table:formula="of:=IF(ISNUMBER(MATCH(LOWER(SUBSTITUTE(SUBSTITUTE([.M15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Infernis</text:p>
          </table:table-cell>
          <table:table-cell office:value-type="string" calcext:value-type="string">
            <text:p>Pekelny hrot</text:p>
          </table:table-cell>
          <table:table-cell table:formula="of:=LOWER(SUBSTITUTE(SUBSTITUTE([.P15]; &quot; &quot;; &quot;&quot;); &quot;'&quot;; &quot;&quot;))" office:value-type="string" office:string-value="pekelnyhrot" calcext:value-type="string">
            <text:p>pekelnyhr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Ledove modra prusvitna cepel se slunecnim jadrem</text:p>
          </table:table-cell>
          <table:table-cell table:number-columns-repeated="3"/>
          <table:table-cell table:style-name="ce4" office:value-type="string" calcext:value-type="string">
            <text:p>Nightsong</text:p>
          </table:table-cell>
          <table:table-cell table:formula="of:=LOWER(SUBSTITUTE(SUBSTITUTE([.K16]; &quot; &quot;; &quot;&quot;); &quot;'&quot;; &quot;&quot;))" office:value-type="string" office:string-value="nightsong" calcext:value-type="string">
            <text:p>nightsong</text:p>
          </table:table-cell>
          <table:table-cell office:value-type="string" calcext:value-type="string">
            <text:p>Whisperbreeze</text:p>
          </table:table-cell>
          <table:table-cell table:formula="of:=IF(ISNUMBER(MATCH(LOWER(SUBSTITUTE(SUBSTITUTE([.M16];&quot; &quot;;&quot;&quot;); &quot;'&quot;; &quot;&quot;)); [.L$2:.L$1000]; 0)); &quot;&quot;; &quot;OK&quot;)">
            <text:p/>
          </table:table-cell>
          <table:table-cell office:value-type="string" calcext:value-type="string">
            <text:p>Blightwrought</text:p>
          </table:table-cell>
          <table:table-cell office:value-type="string" calcext:value-type="string">
            <text:p>Vidina zkazy</text:p>
          </table:table-cell>
          <table:table-cell table:formula="of:=LOWER(SUBSTITUTE(SUBSTITUTE([.P16]; &quot; &quot;; &quot;&quot;); &quot;'&quot;; &quot;&quot;))" office:value-type="string" office:string-value="vidinazkazy" calcext:value-type="string">
            <text:p>vidinazkaz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 table:number-columns-repeated="10"/>
          <table:table-cell table:style-name="ce4" office:value-type="string" calcext:value-type="string">
            <text:p>Echo Lance</text:p>
          </table:table-cell>
          <table:table-cell table:formula="of:=LOWER(SUBSTITUTE(SUBSTITUTE([.K17]; &quot; &quot;; &quot;&quot;); &quot;'&quot;; &quot;&quot;))" office:value-type="string" office:string-value="echolance" calcext:value-type="string">
            <text:p>echolance</text:p>
          </table:table-cell>
          <table:table-cell office:value-type="string" calcext:value-type="string">
            <text:p>Infernis</text:p>
          </table:table-cell>
          <table:table-cell table:formula="of:=IF(ISNUMBER(MATCH(LOWER(SUBSTITUTE(SUBSTITUTE([.M17];&quot; &quot;;&quot;&quot;); &quot;'&quot;; &quot;&quot;)); [.L$2:.L$1000]; 0)); &quot;&quot;; &quot;OK&quot;)">
            <text:p/>
          </table:table-cell>
          <table:table-cell office:value-type="string" calcext:value-type="string">
            <text:p>Valkyrian Blade</text:p>
          </table:table-cell>
          <table:table-cell office:value-type="string" calcext:value-type="string">
            <text:p>Cepel valkyry</text:p>
          </table:table-cell>
          <table:table-cell table:formula="of:=LOWER(SUBSTITUTE(SUBSTITUTE([.P17]; &quot; &quot;; &quot;&quot;); &quot;'&quot;; &quot;&quot;))" office:value-type="string" office:string-value="cepelvalkyry" calcext:value-type="string">
            <text:p>cepelvalky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menny polibek</text:p>
          </table:table-cell>
          <table:table-cell office:value-type="string" calcext:value-type="string">
            <text:p>Emberlash</text:p>
          </table:table-cell>
          <table:table-cell/>
          <table:table-cell office:value-type="string" calcext:value-type="string">
            <text:p>Obsidianova palice s prasklinami, prosvitajici ohnive jadro, zlate spletene draty, rukojet z modereho kovu</text:p>
          </table:table-cell>
          <table:table-cell table:number-columns-repeated="3"/>
          <table:table-cell table:style-name="ce4" office:value-type="string" calcext:value-type="string">
            <text:p>Gleamflash Blade</text:p>
          </table:table-cell>
          <table:table-cell table:formula="of:=LOWER(SUBSTITUTE(SUBSTITUTE([.K18]; &quot; &quot;; &quot;&quot;); &quot;'&quot;; &quot;&quot;))" office:value-type="string" office:string-value="gleamflashblade" calcext:value-type="string">
            <text:p>gleamflashblade</text:p>
          </table:table-cell>
          <table:table-cell office:value-type="string" calcext:value-type="string">
            <text:p>Blightwrought</text:p>
          </table:table-cell>
          <table:table-cell table:formula="of:=IF(ISNUMBER(MATCH(LOWER(SUBSTITUTE(SUBSTITUTE([.M18];&quot; &quot;;&quot;&quot;); &quot;'&quot;; &quot;&quot;)); [.L$2:.L$1000]; 0)); &quot;&quot;; &quot;OK&quot;)">
            <text:p/>
          </table:table-cell>
          <table:table-cell office:value-type="string" calcext:value-type="string">
            <text:p>Shard of Titans</text:p>
          </table:table-cell>
          <table:table-cell office:value-type="string" calcext:value-type="string">
            <text:p>Ulomek titana</text:p>
          </table:table-cell>
          <table:table-cell table:formula="of:=LOWER(SUBSTITUTE(SUBSTITUTE([.P18]; &quot; &quot;; &quot;&quot;); &quot;'&quot;; &quot;&quot;))" office:value-type="string" office:string-value="ulomektitana" calcext:value-type="string">
            <text:p>ulomektita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arici srp</text:p>
          </table:table-cell>
          <table:table-cell office:value-type="string" calcext:value-type="string">
            <text:p>Arclight</text:p>
          </table:table-cell>
          <table:table-cell/>
          <table:table-cell office:value-type="string" calcext:value-type="string">
            <text:p>Zahnuta srpovita orientalni cepel z bileho kovu, zastita z cerneho kovu, omoty z modreho satenu, aura chladu</text:p>
          </table:table-cell>
          <table:table-cell table:number-columns-repeated="3"/>
          <table:table-cell table:style-name="ce4" office:value-type="string" calcext:value-type="string">
            <text:p>Snake Claw</text:p>
          </table:table-cell>
          <table:table-cell table:formula="of:=LOWER(SUBSTITUTE(SUBSTITUTE([.K19]; &quot; &quot;; &quot;&quot;); &quot;'&quot;; &quot;&quot;))" office:value-type="string" office:string-value="snakeclaw" calcext:value-type="string">
            <text:p>snakeclaw</text:p>
          </table:table-cell>
          <table:table-cell office:value-type="string" calcext:value-type="string">
            <text:p>Valkyrian Blade</text:p>
          </table:table-cell>
          <table:table-cell table:formula="of:=IF(ISNUMBER(MATCH(LOWER(SUBSTITUTE(SUBSTITUTE([.M19];&quot; &quot;;&quot;&quot;); &quot;'&quot;; &quot;&quot;)); [.L$2:.L$1000]; 0)); &quot;&quot;; &quot;OK&quot;)">
            <text:p/>
          </table:table-cell>
          <table:table-cell office:value-type="string" calcext:value-type="string">
            <text:p>Darkness whisper</text:p>
          </table:table-cell>
          <table:table-cell office:value-type="string" calcext:value-type="string">
            <text:p>Sepot temnoty</text:p>
          </table:table-cell>
          <table:table-cell table:formula="of:=LOWER(SUBSTITUTE(SUBSTITUTE([.P19]; &quot; &quot;; &quot;&quot;); &quot;'&quot;; &quot;&quot;))" office:value-type="string" office:string-value="sepottemnoty" calcext:value-type="string">
            <text:p>sepottemno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oumracny zmar</text:p>
          </table:table-cell>
          <table:table-cell office:value-type="string" calcext:value-type="string">
            <text:p>Duskbane</text:p>
          </table:table-cell>
          <table:table-cell/>
          <table:table-cell office:value-type="string" calcext:value-type="string">
            <text:p>Telo z hnedeho kovu s ohnive rudo zlutymi zilami. Trn v prostredku zbrane</text:p>
          </table:table-cell>
          <table:table-cell table:number-columns-repeated="3"/>
          <table:table-cell table:style-name="ce4" office:value-type="string" calcext:value-type="string">
            <text:p>Void Chasm</text:p>
          </table:table-cell>
          <table:table-cell table:formula="of:=LOWER(SUBSTITUTE(SUBSTITUTE([.K20]; &quot; &quot;; &quot;&quot;); &quot;'&quot;; &quot;&quot;))" office:value-type="string" office:string-value="voidchasm" calcext:value-type="string">
            <text:p>voidchasm</text:p>
          </table:table-cell>
          <table:table-cell office:value-type="string" calcext:value-type="string">
            <text:p>Shard of Titans</text:p>
          </table:table-cell>
          <table:table-cell table:formula="of:=IF(ISNUMBER(MATCH(LOWER(SUBSTITUTE(SUBSTITUTE([.M20];&quot; &quot;;&quot;&quot;); &quot;'&quot;; &quot;&quot;)); [.L$2:.L$1000]; 0)); &quot;&quot;; &quot;OK&quot;)">
            <text:p/>
          </table:table-cell>
          <table:table-cell office:value-type="string" calcext:value-type="string">
            <text:p>Frost Fang</text:p>
          </table:table-cell>
          <table:table-cell office:value-type="string" calcext:value-type="string">
            <text:p>Ledovy kel</text:p>
          </table:table-cell>
          <table:table-cell table:formula="of:=LOWER(SUBSTITUTE(SUBSTITUTE([.P20]; &quot; &quot;; &quot;&quot;); &quot;'&quot;; &quot;&quot;))" office:value-type="string" office:string-value="ledovykel" calcext:value-type="string">
            <text:p>ledovyk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Ulomek titana</text:p>
          </table:table-cell>
          <table:table-cell office:value-type="string" calcext:value-type="string">
            <text:p>Shard of Titans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Brit z tmave zeleneho lomeneho drahokamu, rukojet z cerneho dreva se stribrnymi omoty. Jadro tepa krvi zivota</text:p>
          </table:table-cell>
          <table:table-cell table:number-columns-repeated="3"/>
          <table:table-cell table:style-name="ce4" office:value-type="string" calcext:value-type="string">
            <text:p>Tempest Harbringer</text:p>
          </table:table-cell>
          <table:table-cell table:formula="of:=LOWER(SUBSTITUTE(SUBSTITUTE([.K21]; &quot; &quot;; &quot;&quot;); &quot;'&quot;; &quot;&quot;))" office:value-type="string" office:string-value="tempestharbringer" calcext:value-type="string">
            <text:p>tempestharbringer</text:p>
          </table:table-cell>
          <table:table-cell office:value-type="string" calcext:value-type="string">
            <text:p>Darkness whisper</text:p>
          </table:table-cell>
          <table:table-cell table:formula="of:=IF(ISNUMBER(MATCH(LOWER(SUBSTITUTE(SUBSTITUTE([.M21];&quot; &quot;;&quot;&quot;); &quot;'&quot;; &quot;&quot;)); [.L$2:.L$1000]; 0)); &quot;&quot;; &quot;OK&quot;)">
            <text:p/>
          </table:table-cell>
          <table:table-cell office:value-type="string" calcext:value-type="string">
            <text:p>Aetherium Edge</text:p>
          </table:table-cell>
          <table:table-cell office:value-type="string" calcext:value-type="string">
            <text:p>Vecny brit</text:p>
          </table:table-cell>
          <table:table-cell table:formula="of:=LOWER(SUBSTITUTE(SUBSTITUTE([.P21]; &quot; &quot;; &quot;&quot;); &quot;'&quot;; &quot;&quot;))" office:value-type="string" office:string-value="vecnybrit" calcext:value-type="string">
            <text:p>vecnybr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rhlina orkanu</text:p>
          </table:table-cell>
          <table:table-cell office:value-type="string" calcext:value-type="string">
            <text:p>Cyclone Crush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Siroky brit z tmave modreho prusvitneho kamene, snehove bila rukojet, mramorova hlavice, jadro z mraziveho svitu</text:p>
          </table:table-cell>
          <table:table-cell table:number-columns-repeated="3"/>
          <table:table-cell table:style-name="ce4" office:value-type="string" calcext:value-type="string">
            <text:p>Wraithsmith</text:p>
          </table:table-cell>
          <table:table-cell table:formula="of:=LOWER(SUBSTITUTE(SUBSTITUTE([.K22]; &quot; &quot;; &quot;&quot;); &quot;'&quot;; &quot;&quot;))" office:value-type="string" office:string-value="wraithsmith" calcext:value-type="string">
            <text:p>wraithsmith</text:p>
          </table:table-cell>
          <table:table-cell office:value-type="string" calcext:value-type="string">
            <text:p>Frost Fang</text:p>
          </table:table-cell>
          <table:table-cell table:formula="of:=IF(ISNUMBER(MATCH(LOWER(SUBSTITUTE(SUBSTITUTE([.M22];&quot; &quot;;&quot;&quot;); &quot;'&quot;; &quot;&quot;)); [.L$2:.L$1000]; 0)); &quot;&quot;; &quot;OK&quot;)">
            <text:p/>
          </table:table-cell>
          <table:table-cell office:value-type="string" calcext:value-type="string">
            <text:p>Dragonsoul Reaver</text:p>
          </table:table-cell>
          <table:table-cell office:value-type="string" calcext:value-type="string">
            <text:p>Drakomor</text:p>
          </table:table-cell>
          <table:table-cell table:formula="of:=LOWER(SUBSTITUTE(SUBSTITUTE([.P22]; &quot; &quot;; &quot;&quot;); &quot;'&quot;; &quot;&quot;))" office:value-type="string" office:string-value="drakomor" calcext:value-type="string">
            <text:p>drakom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rek krve</text:p>
          </table:table-cell>
          <table:table-cell office:value-type="string" calcext:value-type="string">
            <text:p>Bloodwail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Siroky brit s runami a trny z leskle oceli, rude trpajici jadro zalyva cepel krvi. Rukojet ze svetleho dreva.</text:p>
          </table:table-cell>
          <table:table-cell table:number-columns-repeated="3"/>
          <table:table-cell table:style-name="ce4" office:value-type="string" calcext:value-type="string">
            <text:p>Veilbreaker</text:p>
          </table:table-cell>
          <table:table-cell table:formula="of:=LOWER(SUBSTITUTE(SUBSTITUTE([.K23]; &quot; &quot;; &quot;&quot;); &quot;'&quot;; &quot;&quot;))" office:value-type="string" office:string-value="veilbreaker" calcext:value-type="string">
            <text:p>veilbreaker</text:p>
          </table:table-cell>
          <table:table-cell office:value-type="string" calcext:value-type="string">
            <text:p>Aetherium Edge</text:p>
          </table:table-cell>
          <table:table-cell table:formula="of:=IF(ISNUMBER(MATCH(LOWER(SUBSTITUTE(SUBSTITUTE([.M23];&quot; &quot;;&quot;&quot;); &quot;'&quot;; &quot;&quot;)); [.L$2:.L$1000]; 0)); &quot;&quot;; &quot;OK&quot;)">
            <text:p/>
          </table:table-cell>
          <table:table-cell office:value-type="string" calcext:value-type="string">
            <text:p>Luminous Vengeance</text:p>
          </table:table-cell>
          <table:table-cell office:value-type="string" calcext:value-type="string">
            <text:p>Zablesk pomsty</text:p>
          </table:table-cell>
          <table:table-cell table:formula="of:=LOWER(SUBSTITUTE(SUBSTITUTE([.P23]; &quot; &quot;; &quot;&quot;); &quot;'&quot;; &quot;&quot;))" office:value-type="string" office:string-value="zableskpomsty" calcext:value-type="string">
            <text:p>zableskpoms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ekelny hrot</text:p>
          </table:table-cell>
          <table:table-cell office:value-type="string" calcext:value-type="string">
            <text:p>Infernis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Hrot z prusvitneho kamene blysticiho miriadami odlesku pekelneho ohniveho jadra. Velky medailon s runou ohne. Rukojet z cerneho krouceneho kovu s opletem z bileho platna.</text:p>
          </table:table-cell>
          <table:table-cell table:number-columns-repeated="3"/>
          <table:table-cell table:style-name="ce4" office:value-type="string" calcext:value-type="string">
            <text:p>Flaming Ice</text:p>
          </table:table-cell>
          <table:table-cell table:formula="of:=LOWER(SUBSTITUTE(SUBSTITUTE([.K24]; &quot; &quot;; &quot;&quot;); &quot;'&quot;; &quot;&quot;))" office:value-type="string" office:string-value="flamingice" calcext:value-type="string">
            <text:p>flamingice</text:p>
          </table:table-cell>
          <table:table-cell office:value-type="string" calcext:value-type="string">
            <text:p>Dragonsoul Reaver</text:p>
          </table:table-cell>
          <table:table-cell table:formula="of:=IF(ISNUMBER(MATCH(LOWER(SUBSTITUTE(SUBSTITUTE([.M24];&quot; &quot;;&quot;&quot;); &quot;'&quot;; &quot;&quot;)); [.L$2:.L$1000]; 0)); &quot;&quot;; &quot;OK&quot;)">
            <text:p/>
          </table:table-cell>
          <table:table-cell office:value-type="string" calcext:value-type="string">
            <text:p>Wyrm Ripper</text:p>
          </table:table-cell>
          <table:table-cell office:value-type="string" calcext:value-type="string">
            <text:p>Parac wyrmu</text:p>
          </table:table-cell>
          <table:table-cell table:formula="of:=LOWER(SUBSTITUTE(SUBSTITUTE([.P24]; &quot; &quot;; &quot;&quot;); &quot;'&quot;; &quot;&quot;))" office:value-type="string" office:string-value="paracwyrmu" calcext:value-type="string">
            <text:p>paracwyrm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ocni trn</text:p>
          </table:table-cell>
          <table:table-cell office:value-type="string" calcext:value-type="string">
            <text:p>Nightspire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Cerny siroky hrot se srpovitym ostrim. Jadro s bilou mesicni zari. Rukojet z krouceneho zlata a bronzu.</text:p>
          </table:table-cell>
          <table:table-cell table:number-columns-repeated="3"/>
          <table:table-cell table:style-name="ce4" office:value-type="string" calcext:value-type="string">
            <text:p>Ember Veil</text:p>
          </table:table-cell>
          <table:table-cell table:formula="of:=LOWER(SUBSTITUTE(SUBSTITUTE([.K25]; &quot; &quot;; &quot;&quot;); &quot;'&quot;; &quot;&quot;))" office:value-type="string" office:string-value="emberveil" calcext:value-type="string">
            <text:p>emberveil</text:p>
          </table:table-cell>
          <table:table-cell office:value-type="string" calcext:value-type="string">
            <text:p>Luminous Vengeance</text:p>
          </table:table-cell>
          <table:table-cell table:formula="of:=IF(ISNUMBER(MATCH(LOWER(SUBSTITUTE(SUBSTITUTE([.M25];&quot; &quot;;&quot;&quot;); &quot;'&quot;; &quot;&quot;)); [.L$2:.L$1000]; 0)); &quot;&quot;; &quot;OK&quot;)">
            <text:p/>
          </table:table-cell>
          <table:table-cell office:value-type="string" calcext:value-type="string">
            <text:p>Prophet’s Oath</text:p>
          </table:table-cell>
          <table:table-cell office:value-type="string" calcext:value-type="string">
            <text:p>Prisaha proroka</text:p>
          </table:table-cell>
          <table:table-cell table:formula="of:=LOWER(SUBSTITUTE(SUBSTITUTE([.P25]; &quot; &quot;; &quot;&quot;); &quot;'&quot;; &quot;&quot;))" office:value-type="string" office:string-value="prisahaproroka" calcext:value-type="string">
            <text:p>prisahaproro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Celestial flail</text:p>
          </table:table-cell>
          <table:table-cell table:formula="of:=LOWER(SUBSTITUTE(SUBSTITUTE([.K26]; &quot; &quot;; &quot;&quot;); &quot;'&quot;; &quot;&quot;))" office:value-type="string" office:string-value="celestialflail" calcext:value-type="string">
            <text:p>celestialflail</text:p>
          </table:table-cell>
          <table:table-cell office:value-type="string" calcext:value-type="string">
            <text:p>Tempestspire</text:p>
          </table:table-cell>
          <table:table-cell table:formula="of:=IF(ISNUMBER(MATCH(LOWER(SUBSTITUTE(SUBSTITUTE([.M2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Hellfire blade</text:p>
          </table:table-cell>
          <table:table-cell office:value-type="string" calcext:value-type="string">
            <text:p>Cepel pekelne vyhne</text:p>
          </table:table-cell>
          <table:table-cell table:formula="of:=LOWER(SUBSTITUTE(SUBSTITUTE([.P26]; &quot; &quot;; &quot;&quot;); &quot;'&quot;; &quot;&quot;))" office:value-type="string" office:string-value="cepelpekelnevyhne" calcext:value-type="string">
            <text:p>cepelpekelnevyh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Midnight Wraith</text:p>
          </table:table-cell>
          <table:table-cell table:formula="of:=LOWER(SUBSTITUTE(SUBSTITUTE([.K27]; &quot; &quot;; &quot;&quot;); &quot;'&quot;; &quot;&quot;))" office:value-type="string" office:string-value="midnightwraith" calcext:value-type="string">
            <text:p>midnightwraith</text:p>
          </table:table-cell>
          <table:table-cell office:value-type="string" calcext:value-type="string">
            <text:p>Wyrm Ripper</text:p>
          </table:table-cell>
          <table:table-cell table:formula="of:=IF(ISNUMBER(MATCH(LOWER(SUBSTITUTE(SUBSTITUTE([.M27];&quot; &quot;;&quot;&quot;); &quot;'&quot;; &quot;&quot;)); [.L$2:.L$1000]; 0)); &quot;&quot;; &quot;OK&quot;)">
            <text:p/>
          </table:table-cell>
          <table:table-cell office:value-type="string" calcext:value-type="string">
            <text:p>Moonlit Doom</text:p>
          </table:table-cell>
          <table:table-cell office:value-type="string" calcext:value-type="string">
            <text:p>Mesicni zkaza</text:p>
          </table:table-cell>
          <table:table-cell table:formula="of:=LOWER(SUBSTITUTE(SUBSTITUTE([.P27]; &quot; &quot;; &quot;&quot;); &quot;'&quot;; &quot;&quot;))" office:value-type="string" office:string-value="mesicnizkaza" calcext:value-type="string">
            <text:p>mesicnizkaz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Thunderstruck</text:p>
          </table:table-cell>
          <table:table-cell table:formula="of:=LOWER(SUBSTITUTE(SUBSTITUTE([.K28]; &quot; &quot;; &quot;&quot;); &quot;'&quot;; &quot;&quot;))" office:value-type="string" office:string-value="thunderstruck" calcext:value-type="string">
            <text:p>thunderstruck</text:p>
          </table:table-cell>
          <table:table-cell office:value-type="string" calcext:value-type="string">
            <text:p>Prophet’s Oath</text:p>
          </table:table-cell>
          <table:table-cell table:formula="of:=IF(ISNUMBER(MATCH(LOWER(SUBSTITUTE(SUBSTITUTE([.M28];&quot; &quot;;&quot;&quot;); &quot;'&quot;; &quot;&quot;)); [.L$2:.L$1000]; 0)); &quot;&quot;; &quot;OK&quot;)">
            <text:p/>
          </table:table-cell>
          <table:table-cell office:value-type="string" calcext:value-type="string">
            <text:p>Onyx Aegis</text:p>
          </table:table-cell>
          <table:table-cell office:value-type="string" calcext:value-type="string">
            <text:p>Onyxovy Stit</text:p>
          </table:table-cell>
          <table:table-cell table:formula="of:=LOWER(SUBSTITUTE(SUBSTITUTE([.P28]; &quot; &quot;; &quot;&quot;); &quot;'&quot;; &quot;&quot;))" office:value-type="string" office:string-value="onyxovystit" calcext:value-type="string">
            <text:p>onyxovyst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3"/>
          <table:table-cell table:style-name="ce4" office:value-type="string" calcext:value-type="string">
            <text:p>Bloodmoon</text:p>
          </table:table-cell>
          <table:table-cell table:formula="of:=LOWER(SUBSTITUTE(SUBSTITUTE([.K29]; &quot; &quot;; &quot;&quot;); &quot;'&quot;; &quot;&quot;))" office:value-type="string" office:string-value="bloodmoon" calcext:value-type="string">
            <text:p>bloodmoon</text:p>
          </table:table-cell>
          <table:table-cell office:value-type="string" calcext:value-type="string">
            <text:p>Hellfire blade</text:p>
          </table:table-cell>
          <table:table-cell table:formula="of:=IF(ISNUMBER(MATCH(LOWER(SUBSTITUTE(SUBSTITUTE([.M29];&quot; &quot;;&quot;&quot;); &quot;'&quot;; &quot;&quot;)); [.L$2:.L$1000]; 0)); &quot;&quot;; &quot;OK&quot;)">
            <text:p/>
          </table:table-cell>
          <table:table-cell office:value-type="string" calcext:value-type="string">
            <text:p>Dawn’s Fury</text:p>
          </table:table-cell>
          <table:table-cell office:value-type="string" calcext:value-type="string">
            <text:p>Hnev usvitu</text:p>
          </table:table-cell>
          <table:table-cell table:formula="of:=LOWER(SUBSTITUTE(SUBSTITUTE([.P29]; &quot; &quot;; &quot;&quot;); &quot;'&quot;; &quot;&quot;))" office:value-type="string" office:string-value="hnevusvitu" calcext:value-type="string">
            <text:p>hnevusvit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3"/>
          <table:table-cell table:style-name="ce4" office:value-type="string" calcext:value-type="string">
            <text:p>Dreambreaker</text:p>
          </table:table-cell>
          <table:table-cell table:formula="of:=LOWER(SUBSTITUTE(SUBSTITUTE([.K30]; &quot; &quot;; &quot;&quot;); &quot;'&quot;; &quot;&quot;))" office:value-type="string" office:string-value="dreambreaker" calcext:value-type="string">
            <text:p>dreambreaker</text:p>
          </table:table-cell>
          <table:table-cell table:style-name="ce21" office:value-type="string" calcext:value-type="string">
            <text:p>Thunderheart</text:p>
          </table:table-cell>
          <table:table-cell table:formula="of:=IF(ISNUMBER(MATCH(LOWER(SUBSTITUTE(SUBSTITUTE([.M3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Frost Smite</text:p>
          </table:table-cell>
          <table:table-cell office:value-type="string" calcext:value-type="string">
            <text:p>Ledovy uder</text:p>
          </table:table-cell>
          <table:table-cell table:formula="of:=LOWER(SUBSTITUTE(SUBSTITUTE([.P30]; &quot; &quot;; &quot;&quot;); &quot;'&quot;; &quot;&quot;))" office:value-type="string" office:string-value="ledovyuder" calcext:value-type="string">
            <text:p>ledovyu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3"/>
          <table:table-cell table:style-name="ce4" office:value-type="string" calcext:value-type="string">
            <text:p>Searing Veins</text:p>
          </table:table-cell>
          <table:table-cell table:formula="of:=LOWER(SUBSTITUTE(SUBSTITUTE([.K31]; &quot; &quot;; &quot;&quot;); &quot;'&quot;; &quot;&quot;))" office:value-type="string" office:string-value="searingveins" calcext:value-type="string">
            <text:p>searingveins</text:p>
          </table:table-cell>
          <table:table-cell table:style-name="ce21" office:value-type="string" calcext:value-type="string">
            <text:p>Emberfury</text:p>
          </table:table-cell>
          <table:table-cell table:formula="of:=IF(ISNUMBER(MATCH(LOWER(SUBSTITUTE(SUBSTITUTE([.M31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Grimforge</text:p>
          </table:table-cell>
          <table:table-cell office:value-type="string" calcext:value-type="string">
            <text:p>Vyhen zhouby</text:p>
          </table:table-cell>
          <table:table-cell table:formula="of:=LOWER(SUBSTITUTE(SUBSTITUTE([.P31]; &quot; &quot;; &quot;&quot;); &quot;'&quot;; &quot;&quot;))" office:value-type="string" office:string-value="vyhenzhouby" calcext:value-type="string">
            <text:p>vyhenzhoub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3"/>
          <table:table-cell table:style-name="ce4" office:value-type="string" calcext:value-type="string">
            <text:p>Doombringer</text:p>
          </table:table-cell>
          <table:table-cell table:formula="of:=LOWER(SUBSTITUTE(SUBSTITUTE([.K32]; &quot; &quot;; &quot;&quot;); &quot;'&quot;; &quot;&quot;))" office:value-type="string" office:string-value="doombringer" calcext:value-type="string">
            <text:p>doombringer</text:p>
          </table:table-cell>
          <table:table-cell table:style-name="Default" office:value-type="string" calcext:value-type="string">
            <text:p>Frost Smite</text:p>
          </table:table-cell>
          <table:table-cell table:formula="of:=IF(ISNUMBER(MATCH(LOWER(SUBSTITUTE(SUBSTITUTE([.M32];&quot; &quot;;&quot;&quot;); &quot;'&quot;; &quot;&quot;)); [.L$2:.L$1000]; 0)); &quot;&quot;; &quot;OK&quot;)">
            <text:p/>
          </table:table-cell>
          <table:table-cell table:style-name="ce19" office:value-type="string" calcext:value-type="string">
            <text:p>Morning glow Judgment</text:p>
          </table:table-cell>
          <table:table-cell office:value-type="string" calcext:value-type="string">
            <text:p>Soud ranni zare</text:p>
          </table:table-cell>
          <table:table-cell table:formula="of:=LOWER(SUBSTITUTE(SUBSTITUTE([.P32]; &quot; &quot;; &quot;&quot;); &quot;'&quot;; &quot;&quot;))" office:value-type="string" office:string-value="soudrannizare" calcext:value-type="string">
            <text:p>soudrannizar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3"/>
          <table:table-cell table:style-name="ce4" office:value-type="string" calcext:value-type="string">
            <text:p>Frostveil</text:p>
          </table:table-cell>
          <table:table-cell table:formula="of:=LOWER(SUBSTITUTE(SUBSTITUTE([.K33]; &quot; &quot;; &quot;&quot;); &quot;'&quot;; &quot;&quot;))" office:value-type="string" office:string-value="frostveil" calcext:value-type="string">
            <text:p>frostveil</text:p>
          </table:table-cell>
          <table:table-cell table:style-name="ce21" office:value-type="string" calcext:value-type="string">
            <text:p>Dawnshatter</text:p>
          </table:table-cell>
          <table:table-cell table:formula="of:=IF(ISNUMBER(MATCH(LOWER(SUBSTITUTE(SUBSTITUTE([.M3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Worldshaker</text:p>
          </table:table-cell>
          <table:table-cell office:value-type="string" calcext:value-type="string">
            <text:p>Zemetras</text:p>
          </table:table-cell>
          <table:table-cell table:formula="of:=LOWER(SUBSTITUTE(SUBSTITUTE([.P33]; &quot; &quot;; &quot;&quot;); &quot;'&quot;; &quot;&quot;))" office:value-type="string" office:string-value="zemetras" calcext:value-type="string">
            <text:p>zemetr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3"/>
          <table:table-cell table:style-name="ce4" office:value-type="string" calcext:value-type="string">
            <text:p>Eclipse Herald</text:p>
          </table:table-cell>
          <table:table-cell table:formula="of:=LOWER(SUBSTITUTE(SUBSTITUTE([.K34]; &quot; &quot;; &quot;&quot;); &quot;'&quot;; &quot;&quot;))" office:value-type="string" office:string-value="eclipseherald" calcext:value-type="string">
            <text:p>eclipseherald</text:p>
          </table:table-cell>
          <table:table-cell table:style-name="ce21" office:value-type="string" calcext:value-type="string">
            <text:p>Stonewrath</text:p>
          </table:table-cell>
          <table:table-cell table:formula="of:=IF(ISNUMBER(MATCH(LOWER(SUBSTITUTE(SUBSTITUTE([.M3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Cyclone Crusher</text:p>
          </table:table-cell>
          <table:table-cell office:value-type="string" calcext:value-type="string">
            <text:p>Trhlina orkanu</text:p>
          </table:table-cell>
          <table:table-cell table:formula="of:=LOWER(SUBSTITUTE(SUBSTITUTE([.P34]; &quot; &quot;; &quot;&quot;); &quot;'&quot;; &quot;&quot;))" office:value-type="string" office:string-value="trhlinaorkanu" calcext:value-type="string">
            <text:p>trhlinaorkan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3"/>
          <table:table-cell table:style-name="ce4" office:value-type="string" calcext:value-type="string">
            <text:p>Ember Torrent</text:p>
          </table:table-cell>
          <table:table-cell table:formula="of:=LOWER(SUBSTITUTE(SUBSTITUTE([.K35]; &quot; &quot;; &quot;&quot;); &quot;'&quot;; &quot;&quot;))" office:value-type="string" office:string-value="embertorrent" calcext:value-type="string">
            <text:p>embertorrent</text:p>
          </table:table-cell>
          <table:table-cell table:style-name="ce21" office:value-type="string" calcext:value-type="string">
            <text:p>Grimforge</text:p>
          </table:table-cell>
          <table:table-cell table:formula="of:=IF(ISNUMBER(MATCH(LOWER(SUBSTITUTE(SUBSTITUTE([.M35];&quot; &quot;;&quot;&quot;); &quot;'&quot;; &quot;&quot;)); [.L$2:.L$1000]; 0)); &quot;&quot;; &quot;OK&quot;)">
            <text:p/>
          </table:table-cell>
          <table:table-cell table:style-name="ce19" office:value-type="string" calcext:value-type="string">
            <text:p>Quakesoul</text:p>
          </table:table-cell>
          <table:table-cell office:value-type="string" calcext:value-type="string">
            <text:p>Duse otresu</text:p>
          </table:table-cell>
          <table:table-cell table:formula="of:=LOWER(SUBSTITUTE(SUBSTITUTE([.P35]; &quot; &quot;; &quot;&quot;); &quot;'&quot;; &quot;&quot;))" office:value-type="string" office:string-value="duseotresu" calcext:value-type="string">
            <text:p>duseotres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3"/>
          <table:table-cell table:style-name="ce4" office:value-type="string" calcext:value-type="string">
            <text:p>Tempest Fury</text:p>
          </table:table-cell>
          <table:table-cell table:formula="of:=LOWER(SUBSTITUTE(SUBSTITUTE([.K36]; &quot; &quot;; &quot;&quot;); &quot;'&quot;; &quot;&quot;))" office:value-type="string" office:string-value="tempestfury" calcext:value-type="string">
            <text:p>tempestfury</text:p>
          </table:table-cell>
          <table:table-cell table:style-name="ce21" office:value-type="string" calcext:value-type="string">
            <text:p>Aurora’s Judgment</text:p>
          </table:table-cell>
          <table:table-cell table:formula="of:=IF(ISNUMBER(MATCH(LOWER(SUBSTITUTE(SUBSTITUTE([.M3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Ashen Vow</text:p>
          </table:table-cell>
          <table:table-cell office:value-type="string" calcext:value-type="string">
            <text:p>Prisaha minulosti</text:p>
          </table:table-cell>
          <table:table-cell table:formula="of:=LOWER(SUBSTITUTE(SUBSTITUTE([.P36]; &quot; &quot;; &quot;&quot;); &quot;'&quot;; &quot;&quot;))" office:value-type="string" office:string-value="prisahaminulosti" calcext:value-type="string">
            <text:p>prisahaminulosti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3"/>
          <table:table-cell table:style-name="ce4" office:value-type="string" calcext:value-type="string">
            <text:p>Shadowforged Iron</text:p>
          </table:table-cell>
          <table:table-cell table:formula="of:=LOWER(SUBSTITUTE(SUBSTITUTE([.K37]; &quot; &quot;; &quot;&quot;); &quot;'&quot;; &quot;&quot;))" office:value-type="string" office:string-value="shadowforgediron" calcext:value-type="string">
            <text:p>shadowforgediron</text:p>
          </table:table-cell>
          <table:table-cell table:style-name="ce21" office:value-type="string" calcext:value-type="string">
            <text:p>Tempest Maul</text:p>
          </table:table-cell>
          <table:table-cell table:formula="of:=IF(ISNUMBER(MATCH(LOWER(SUBSTITUTE(SUBSTITUTE([.M3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Riftbringer</text:p>
          </table:table-cell>
          <table:table-cell office:value-type="string" calcext:value-type="string">
            <text:p>Zvest zlomu</text:p>
          </table:table-cell>
          <table:table-cell table:formula="of:=LOWER(SUBSTITUTE(SUBSTITUTE([.P37]; &quot; &quot;; &quot;&quot;); &quot;'&quot;; &quot;&quot;))" office:value-type="string" office:string-value="zvestzlomu" calcext:value-type="string">
            <text:p>zvestzlom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3"/>
          <table:table-cell table:style-name="ce4" office:value-type="string" calcext:value-type="string">
            <text:p>Vortex Shard</text:p>
          </table:table-cell>
          <table:table-cell table:formula="of:=LOWER(SUBSTITUTE(SUBSTITUTE([.K38]; &quot; &quot;; &quot;&quot;); &quot;'&quot;; &quot;&quot;))" office:value-type="string" office:string-value="vortexshard" calcext:value-type="string">
            <text:p>vortexshard</text:p>
          </table:table-cell>
          <table:table-cell table:style-name="ce21" office:value-type="string" calcext:value-type="string">
            <text:p>Starbreaker</text:p>
          </table:table-cell>
          <table:table-cell table:formula="of:=IF(ISNUMBER(MATCH(LOWER(SUBSTITUTE(SUBSTITUTE([.M38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3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3"/>
          <table:table-cell table:style-name="ce4" office:value-type="string" calcext:value-type="string">
            <text:p>Soulforge</text:p>
          </table:table-cell>
          <table:table-cell table:formula="of:=LOWER(SUBSTITUTE(SUBSTITUTE([.K39]; &quot; &quot;; &quot;&quot;); &quot;'&quot;; &quot;&quot;))" office:value-type="string" office:string-value="soulforge" calcext:value-type="string">
            <text:p>soulforge</text:p>
          </table:table-cell>
          <table:table-cell table:style-name="ce21" office:value-type="string" calcext:value-type="string">
            <text:p>Voidcarver</text:p>
          </table:table-cell>
          <table:table-cell table:formula="of:=IF(ISNUMBER(MATCH(LOWER(SUBSTITUTE(SUBSTITUTE([.M3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3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3"/>
          <table:table-cell table:style-name="ce4" office:value-type="string" calcext:value-type="string">
            <text:p>Astral Warden</text:p>
          </table:table-cell>
          <table:table-cell table:formula="of:=LOWER(SUBSTITUTE(SUBSTITUTE([.K40]; &quot; &quot;; &quot;&quot;); &quot;'&quot;; &quot;&quot;))" office:value-type="string" office:string-value="astralwarden" calcext:value-type="string">
            <text:p>astralwarden</text:p>
          </table:table-cell>
          <table:table-cell table:style-name="ce21" office:value-type="string" calcext:value-type="string">
            <text:p>Hammer of the Fallen Sun</text:p>
          </table:table-cell>
          <table:table-cell table:formula="of:=IF(ISNUMBER(MATCH(LOWER(SUBSTITUTE(SUBSTITUTE([.M4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3"/>
          <table:table-cell table:style-name="ce4" office:value-type="string" calcext:value-type="string">
            <text:p>Scorchbrand</text:p>
          </table:table-cell>
          <table:table-cell table:formula="of:=LOWER(SUBSTITUTE(SUBSTITUTE([.K41]; &quot; &quot;; &quot;&quot;); &quot;'&quot;; &quot;&quot;))" office:value-type="string" office:string-value="scorchbrand" calcext:value-type="string">
            <text:p>scorchbrand</text:p>
          </table:table-cell>
          <table:table-cell table:style-name="ce21" office:value-type="string" calcext:value-type="string">
            <text:p>Worldshaker</text:p>
          </table:table-cell>
          <table:table-cell table:formula="of:=IF(ISNUMBER(MATCH(LOWER(SUBSTITUTE(SUBSTITUTE([.M4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3"/>
          <table:table-cell table:style-name="ce4" office:value-type="string" calcext:value-type="string">
            <text:p>Spiritbound Herald</text:p>
          </table:table-cell>
          <table:table-cell table:formula="of:=LOWER(SUBSTITUTE(SUBSTITUTE([.K42]; &quot; &quot;; &quot;&quot;); &quot;'&quot;; &quot;&quot;))" office:value-type="string" office:string-value="spiritboundherald" calcext:value-type="string">
            <text:p>spiritboundherald</text:p>
          </table:table-cell>
          <table:table-cell table:style-name="ce21" office:value-type="string" calcext:value-type="string">
            <text:p>Skybreaker</text:p>
          </table:table-cell>
          <table:table-cell table:formula="of:=IF(ISNUMBER(MATCH(LOWER(SUBSTITUTE(SUBSTITUTE([.M42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Masivni hlavice z cerneho kamene, runy, zhnouci magie</text:p>
          </table:table-cell>
          <table:table-cell table:number-columns-repeated="3"/>
          <table:table-cell table:style-name="ce4" office:value-type="string" calcext:value-type="string">
            <text:p>Thundercrest</text:p>
          </table:table-cell>
          <table:table-cell table:formula="of:=LOWER(SUBSTITUTE(SUBSTITUTE([.K43]; &quot; &quot;; &quot;&quot;); &quot;'&quot;; &quot;&quot;))" office:value-type="string" office:string-value="thundercrest" calcext:value-type="string">
            <text:p>thundercrest</text:p>
          </table:table-cell>
          <table:table-cell table:style-name="ce21" office:value-type="string" calcext:value-type="string">
            <text:p>Gloomrender</text:p>
          </table:table-cell>
          <table:table-cell table:formula="of:=IF(ISNUMBER(MATCH(LOWER(SUBSTITUTE(SUBSTITUTE([.M4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Glacial Whisperer</text:p>
          </table:table-cell>
          <table:table-cell table:formula="of:=LOWER(SUBSTITUTE(SUBSTITUTE([.K44]; &quot; &quot;; &quot;&quot;); &quot;'&quot;; &quot;&quot;))" office:value-type="string" office:string-value="glacialwhisperer" calcext:value-type="string">
            <text:p>glacialwhisperer</text:p>
          </table:table-cell>
          <table:table-cell table:style-name="ce21" office:value-type="string" calcext:value-type="string">
            <text:p>Hammer of Endless Echoes</text:p>
          </table:table-cell>
          <table:table-cell table:formula="of:=IF(ISNUMBER(MATCH(LOWER(SUBSTITUTE(SUBSTITUTE([.M4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Spicak zatraceni</text:p>
          </table:table-cell>
          <table:table-cell office:value-type="string" calcext:value-type="string">
            <text:p>Oblivionfang</text:p>
          </table:table-cell>
          <table:table-cell/>
          <table:table-cell office:value-type="string" calcext:value-type="string">
            <text:p>Tenky hrot ze svetleho kovu s cernymi zilami. Cerne jadro se zelenkavou zari. Hruba drevena rukojet s opletem z cernych retizku</text:p>
          </table:table-cell>
          <table:table-cell table:number-columns-repeated="3"/>
          <table:table-cell table:style-name="ce4" office:value-type="string" calcext:value-type="string">
            <text:p>Bloodfire</text:p>
          </table:table-cell>
          <table:table-cell table:formula="of:=LOWER(SUBSTITUTE(SUBSTITUTE([.K45]; &quot; &quot;; &quot;&quot;); &quot;'&quot;; &quot;&quot;))" office:value-type="string" office:string-value="bloodfire" calcext:value-type="string">
            <text:p>bloodfire</text:p>
          </table:table-cell>
          <table:table-cell table:style-name="ce21" office:value-type="string" calcext:value-type="string">
            <text:p>Cyclone Crusher</text:p>
          </table:table-cell>
          <table:table-cell table:formula="of:=IF(ISNUMBER(MATCH(LOWER(SUBSTITUTE(SUBSTITUTE([.M45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Drakomor</text:p>
          </table:table-cell>
          <table:table-cell office:value-type="string" calcext:value-type="string">
            <text:p>Dragonsoul Reaver</text:p>
          </table:table-cell>
          <table:table-cell/>
          <table:table-cell office:value-type="string" calcext:value-type="string">
            <text:p>Siroky zubaty popraskany brit ze zluteho kovu. Jadro z rudeho demantu, cerna ozdoba s pokroucenym ornamentem draka. Rukojet opletena kozenymi reminky</text:p>
          </table:table-cell>
          <table:table-cell table:number-columns-repeated="3"/>
          <table:table-cell table:style-name="ce4" office:value-type="string" calcext:value-type="string">
            <text:p>Shadowrend</text:p>
          </table:table-cell>
          <table:table-cell table:formula="of:=LOWER(SUBSTITUTE(SUBSTITUTE([.K46]; &quot; &quot;; &quot;&quot;); &quot;'&quot;; &quot;&quot;))" office:value-type="string" office:string-value="shadowrend" calcext:value-type="string">
            <text:p>shadowrend</text:p>
          </table:table-cell>
          <table:table-cell table:style-name="ce21" office:value-type="string" calcext:value-type="string">
            <text:p>Bloodmoon Maul</text:p>
          </table:table-cell>
          <table:table-cell table:formula="of:=IF(ISNUMBER(MATCH(LOWER(SUBSTITUTE(SUBSTITUTE([.M4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epot temnoty</text:p>
          </table:table-cell>
          <table:table-cell office:value-type="string" calcext:value-type="string">
            <text:p>Darkness whisper</text:p>
          </table:table-cell>
          <table:table-cell/>
          <table:table-cell office:value-type="string" calcext:value-type="string">
            <text:p>Cerne elegantni telo luku s ozdobami ve tvaru spiral a se zasazenymi demanty u spicek lucist, luk obtaci tmave modry kouzelny vitr.</text:p>
          </table:table-cell>
          <table:table-cell table:number-columns-repeated="3"/>
          <table:table-cell table:style-name="ce4" office:value-type="string" calcext:value-type="string">
            <text:p>Kingsbane</text:p>
          </table:table-cell>
          <table:table-cell table:formula="of:=LOWER(SUBSTITUTE(SUBSTITUTE([.K47]; &quot; &quot;; &quot;&quot;); &quot;'&quot;; &quot;&quot;))" office:value-type="string" office:string-value="kingsbane" calcext:value-type="string">
            <text:p>kingsbane</text:p>
          </table:table-cell>
          <table:table-cell table:style-name="ce21" office:value-type="string" calcext:value-type="string">
            <text:p>Leviathan’s Gavel</text:p>
          </table:table-cell>
          <table:table-cell table:formula="of:=IF(ISNUMBER(MATCH(LOWER(SUBSTITUTE(SUBSTITUTE([.M4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nev Hvezdy</text:p>
          </table:table-cell>
          <table:table-cell office:value-type="string" calcext:value-type="string">
            <text:p>Starwra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elo z pruhledneho cireho kamene se rudo-zlatymi kovovymi zilkami. Jadro s jasne zarici hvezdou a rukojet z cerneho kovu s oplety z karminove latky.</text:p>
          </table:table-cell>
          <table:table-cell table:number-columns-repeated="3"/>
          <table:table-cell table:style-name="ce4" office:value-type="string" calcext:value-type="string">
            <text:p>Dreamslayer’s Blow</text:p>
          </table:table-cell>
          <table:table-cell table:formula="of:=LOWER(SUBSTITUTE(SUBSTITUTE([.K48]; &quot; &quot;; &quot;&quot;); &quot;'&quot;; &quot;&quot;))" office:value-type="string" office:string-value="dreamslayer’sblow" calcext:value-type="string">
            <text:p>dreamslayer’sblow</text:p>
          </table:table-cell>
          <table:table-cell table:style-name="ce21" office:value-type="string" calcext:value-type="string">
            <text:p>Ashen Vow</text:p>
          </table:table-cell>
          <table:table-cell table:formula="of:=IF(ISNUMBER(MATCH(LOWER(SUBSTITUTE(SUBSTITUTE([.M48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Ulomek zmaru</text:p>
          </table:table-cell>
          <table:table-cell office:value-type="string" calcext:value-type="string">
            <text:p>Gloom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Pokroucena hlavice z leskle oceli se zasazenym jadrem z cerneho kamene. Rukojet z tmaveho dreva s opletem z cerneho retezu.</text:p>
          </table:table-cell>
          <table:table-cell table:number-columns-repeated="3"/>
          <table:table-cell table:style-name="ce4" office:value-type="string" calcext:value-type="string">
            <text:p>Ancestral Cinders</text:p>
          </table:table-cell>
          <table:table-cell table:formula="of:=LOWER(SUBSTITUTE(SUBSTITUTE([.K49]; &quot; &quot;; &quot;&quot;); &quot;'&quot;; &quot;&quot;))" office:value-type="string" office:string-value="ancestralcinders" calcext:value-type="string">
            <text:p>ancestralcinders</text:p>
          </table:table-cell>
          <table:table-cell table:style-name="ce21" office:value-type="string" calcext:value-type="string">
            <text:p>Eclipsing Smite</text:p>
          </table:table-cell>
          <table:table-cell table:formula="of:=IF(ISNUMBER(MATCH(LOWER(SUBSTITUTE(SUBSTITUTE([.M4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use chtice</text:p>
          </table:table-cell>
          <table:table-cell office:value-type="string" calcext:value-type="string">
            <text:p>Lustsoul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Uzka tmava kovova popraskana hlavice se svetle zelenymi zilkami a jadrem ze zluteho drahokamu. Rukojet z pokrouceneho dreva s kozenymi reminky.</text:p>
          </table:table-cell>
          <table:table-cell table:number-columns-repeated="3"/>
          <table:table-cell table:style-name="ce4" office:value-type="string" calcext:value-type="string">
            <text:p>Shadowflame</text:p>
          </table:table-cell>
          <table:table-cell table:formula="of:=LOWER(SUBSTITUTE(SUBSTITUTE([.K50]; &quot; &quot;; &quot;&quot;); &quot;'&quot;; &quot;&quot;))" office:value-type="string" office:string-value="shadowflame" calcext:value-type="string">
            <text:p>shadowflame</text:p>
          </table:table-cell>
          <table:table-cell table:style-name="ce21" office:value-type="string" calcext:value-type="string">
            <text:p>Gaian Herald</text:p>
          </table:table-cell>
          <table:table-cell table:formula="of:=IF(ISNUMBER(MATCH(LOWER(SUBSTITUTE(SUBSTITUTE([.M5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5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lost usvitu</text:p>
          </table:table-cell>
          <table:table-cell office:value-type="string" calcext:value-type="string">
            <text:p>Dawn’s Fury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Siroka rozervana hlavice ze z tmave rudeho kamene s jadrem z cerneho demantu. Odkapavajici kapky cerne zloby. Rukojet z bile kosti provrtane kovovymi vyztuhami.</text:p>
          </table:table-cell>
          <table:table-cell table:number-columns-repeated="3"/>
          <table:table-cell table:style-name="ce4" office:value-type="string" calcext:value-type="string">
            <text:p>Pyrestorm Vortex</text:p>
          </table:table-cell>
          <table:table-cell table:formula="of:=LOWER(SUBSTITUTE(SUBSTITUTE([.K51]; &quot; &quot;; &quot;&quot;); &quot;'&quot;; &quot;&quot;))" office:value-type="string" office:string-value="pyrestormvortex" calcext:value-type="string">
            <text:p>pyrestormvortex</text:p>
          </table:table-cell>
          <table:table-cell table:style-name="ce21" office:value-type="string" calcext:value-type="string">
            <text:p>Titan’s Redemption</text:p>
          </table:table-cell>
          <table:table-cell table:formula="of:=IF(ISNUMBER(MATCH(LOWER(SUBSTITUTE(SUBSTITUTE([.M51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Drtic Bouri</text:p>
          </table:table-cell>
          <table:table-cell table:formula="of:=LOWER(SUBSTITUTE(SUBSTITUTE([.P51]; &quot; &quot;; &quot;&quot;); &quot;'&quot;; &quot;&quot;))" office:value-type="string" office:string-value="drticbouri" calcext:value-type="string">
            <text:p>drticbouri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Onyxovy Stit</text:p>
          </table:table-cell>
          <table:table-cell office:value-type="string" calcext:value-type="string">
            <text:p>Onyx Aegis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Siroka asymetricka svetla kovova hlavice se spoustou zasazenych onyxu. cerna rukojet s bilymi platenymi opety a zlatymi ornamenty.</text:p>
          </table:table-cell>
          <table:table-cell table:number-columns-repeated="3"/>
          <table:table-cell table:style-name="ce4" office:value-type="string" calcext:value-type="string">
            <text:p>Nocturne Artificer</text:p>
          </table:table-cell>
          <table:table-cell table:formula="of:=LOWER(SUBSTITUTE(SUBSTITUTE([.K52]; &quot; &quot;; &quot;&quot;); &quot;'&quot;; &quot;&quot;))" office:value-type="string" office:string-value="nocturneartificer" calcext:value-type="string">
            <text:p>nocturneartificer</text:p>
          </table:table-cell>
          <table:table-cell table:style-name="ce21" office:value-type="string" calcext:value-type="string">
            <text:p>Hammer of Starlit Fate</text:p>
          </table:table-cell>
          <table:table-cell table:formula="of:=IF(ISNUMBER(MATCH(LOWER(SUBSTITUTE(SUBSTITUTE([.M52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Krvavy Trn</text:p>
          </table:table-cell>
          <table:table-cell table:formula="of:=LOWER(SUBSTITUTE(SUBSTITUTE([.P52]; &quot; &quot;; &quot;&quot;); &quot;'&quot;; &quot;&quot;))" office:value-type="string" office:string-value="krvavytrn" calcext:value-type="string">
            <text:p>krvavytrn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Crystal Shard</text:p>
          </table:table-cell>
          <table:table-cell table:formula="of:=LOWER(SUBSTITUTE(SUBSTITUTE([.K53]; &quot; &quot;; &quot;&quot;); &quot;'&quot;; &quot;&quot;))" office:value-type="string" office:string-value="crystalshard" calcext:value-type="string">
            <text:p>crystalshard</text:p>
          </table:table-cell>
          <table:table-cell table:style-name="ce21" office:value-type="string" calcext:value-type="string">
            <text:p>Riftmauler</text:p>
          </table:table-cell>
          <table:table-cell table:formula="of:=IF(ISNUMBER(MATCH(LOWER(SUBSTITUTE(SUBSTITUTE([.M5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Okraj Boure</text:p>
          </table:table-cell>
          <table:table-cell table:formula="of:=LOWER(SUBSTITUTE(SUBSTITUTE([.P53]; &quot; &quot;; &quot;&quot;); &quot;'&quot;; &quot;&quot;))" office:value-type="string" office:string-value="okrajboure" calcext:value-type="string">
            <text:p>okrajbour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Lustrefall Reign</text:p>
          </table:table-cell>
          <table:table-cell table:formula="of:=LOWER(SUBSTITUTE(SUBSTITUTE([.K54]; &quot; &quot;; &quot;&quot;); &quot;'&quot;; &quot;&quot;))" office:value-type="string" office:string-value="lustrefallreign" calcext:value-type="string">
            <text:p>lustrefallreign</text:p>
          </table:table-cell>
          <table:table-cell table:style-name="ce21" office:value-type="string" calcext:value-type="string">
            <text:p>Celestial Thunder</text:p>
          </table:table-cell>
          <table:table-cell table:formula="of:=IF(ISNUMBER(MATCH(LOWER(SUBSTITUTE(SUBSTITUTE([.M5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Hvezdny Ohen</text:p>
          </table:table-cell>
          <table:table-cell table:formula="of:=LOWER(SUBSTITUTE(SUBSTITUTE([.P54]; &quot; &quot;; &quot;&quot;); &quot;'&quot;; &quot;&quot;))" office:value-type="string" office:string-value="hvezdnyohen" calcext:value-type="string">
            <text:p>hvezdnyohen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Thunderbane</text:p>
          </table:table-cell>
          <table:table-cell table:formula="of:=LOWER(SUBSTITUTE(SUBSTITUTE([.K55]; &quot; &quot;; &quot;&quot;); &quot;'&quot;; &quot;&quot;))" office:value-type="string" office:string-value="thunderbane" calcext:value-type="string">
            <text:p>thunderbane</text:p>
          </table:table-cell>
          <table:table-cell table:style-name="ce21" office:value-type="string" calcext:value-type="string">
            <text:p>Doomcaller</text:p>
          </table:table-cell>
          <table:table-cell table:formula="of:=IF(ISNUMBER(MATCH(LOWER(SUBSTITUTE(SUBSTITUTE([.M55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Strep Beznadeje</text:p>
          </table:table-cell>
          <table:table-cell table:formula="of:=LOWER(SUBSTITUTE(SUBSTITUTE([.P55]; &quot; &quot;; &quot;&quot;); &quot;'&quot;; &quot;&quot;))" office:value-type="string" office:string-value="strepbeznadeje" calcext:value-type="string">
            <text:p>strepbeznadej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3"/>
          <table:table-cell table:style-name="ce4" office:value-type="string" calcext:value-type="string">
            <text:p>Pyrewing Aegis</text:p>
          </table:table-cell>
          <table:table-cell table:formula="of:=LOWER(SUBSTITUTE(SUBSTITUTE([.K56]; &quot; &quot;; &quot;&quot;); &quot;'&quot;; &quot;&quot;))" office:value-type="string" office:string-value="pyrewingaegis" calcext:value-type="string">
            <text:p>pyrewingaegis</text:p>
          </table:table-cell>
          <table:table-cell table:style-name="ce21" office:value-type="string" calcext:value-type="string">
            <text:p>Quakesoul</text:p>
          </table:table-cell>
          <table:table-cell table:formula="of:=IF(ISNUMBER(MATCH(LOWER(SUBSTITUTE(SUBSTITUTE([.M5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opelovy Tesak</text:p>
          </table:table-cell>
          <table:table-cell table:formula="of:=LOWER(SUBSTITUTE(SUBSTITUTE([.P56]; &quot; &quot;; &quot;&quot;); &quot;'&quot;; &quot;&quot;))" office:value-type="string" office:string-value="popelovytesak" calcext:value-type="string">
            <text:p>popelovytesak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3"/>
          <table:table-cell table:style-name="ce4" office:value-type="string" calcext:value-type="string">
            <text:p>Soulbinder</text:p>
          </table:table-cell>
          <table:table-cell table:formula="of:=LOWER(SUBSTITUTE(SUBSTITUTE([.K57]; &quot; &quot;; &quot;&quot;); &quot;'&quot;; &quot;&quot;))" office:value-type="string" office:string-value="soulbinder" calcext:value-type="string">
            <text:p>soulbinder</text:p>
          </table:table-cell>
          <table:table-cell table:style-name="ce21" office:value-type="string" calcext:value-type="string">
            <text:p>Hammer of the Last Watch</text:p>
          </table:table-cell>
          <table:table-cell table:formula="of:=IF(ISNUMBER(MATCH(LOWER(SUBSTITUTE(SUBSTITUTE([.M5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Tkalec Stinu</text:p>
          </table:table-cell>
          <table:table-cell table:formula="of:=LOWER(SUBSTITUTE(SUBSTITUTE([.P57]; &quot; &quot;; &quot;&quot;); &quot;'&quot;; &quot;&quot;))" office:value-type="string" office:string-value="tkalecstinu" calcext:value-type="string">
            <text:p>tkalecsti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3"/>
          <table:table-cell table:style-name="ce4" office:value-type="string" calcext:value-type="string">
            <text:p>Glacial Shroud</text:p>
          </table:table-cell>
          <table:table-cell table:formula="of:=LOWER(SUBSTITUTE(SUBSTITUTE([.K58]; &quot; &quot;; &quot;&quot;); &quot;'&quot;; &quot;&quot;))" office:value-type="string" office:string-value="glacialshroud" calcext:value-type="string">
            <text:p>glacialshroud</text:p>
          </table:table-cell>
          <table:table-cell table:style-name="ce21" office:value-type="string" calcext:value-type="string">
            <text:p>Forgebound Oath</text:p>
          </table:table-cell>
          <table:table-cell table:formula="of:=IF(ISNUMBER(MATCH(LOWER(SUBSTITUTE(SUBSTITUTE([.M58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Volac Prazdnoty</text:p>
          </table:table-cell>
          <table:table-cell table:formula="of:=LOWER(SUBSTITUTE(SUBSTITUTE([.P58]; &quot; &quot;; &quot;&quot;); &quot;'&quot;; &quot;&quot;))" office:value-type="string" office:string-value="volacprazdnoty" calcext:value-type="string">
            <text:p>volacprazdno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3"/>
          <table:table-cell table:style-name="ce4" office:value-type="string" calcext:value-type="string">
            <text:p>Galeheart</text:p>
          </table:table-cell>
          <table:table-cell table:formula="of:=LOWER(SUBSTITUTE(SUBSTITUTE([.K59]; &quot; &quot;; &quot;&quot;); &quot;'&quot;; &quot;&quot;))" office:value-type="string" office:string-value="galeheart" calcext:value-type="string">
            <text:p>galeheart</text:p>
          </table:table-cell>
          <table:table-cell table:style-name="ce21" office:value-type="string" calcext:value-type="string">
            <text:p>Blightforged Warhammer</text:p>
          </table:table-cell>
          <table:table-cell table:formula="of:=IF(ISNUMBER(MATCH(LOWER(SUBSTITUTE(SUBSTITUTE([.M5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Krystalovy Hrot</text:p>
          </table:table-cell>
          <table:table-cell table:formula="of:=LOWER(SUBSTITUTE(SUBSTITUTE([.P59]; &quot; &quot;; &quot;&quot;); &quot;'&quot;; &quot;&quot;))" office:value-type="string" office:string-value="krystalovyhrot" calcext:value-type="string">
            <text:p>krystalovyhrot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3"/>
          <table:table-cell table:style-name="ce4" office:value-type="string" calcext:value-type="string">
            <text:p>Timeless Thorn</text:p>
          </table:table-cell>
          <table:table-cell table:formula="of:=LOWER(SUBSTITUTE(SUBSTITUTE([.K60]; &quot; &quot;; &quot;&quot;); &quot;'&quot;; &quot;&quot;))" office:value-type="string" office:string-value="timelessthorn" calcext:value-type="string">
            <text:p>timelessthorn</text:p>
          </table:table-cell>
          <table:table-cell/>
          <table:table-cell table:formula="of:=IF(ISNUMBER(MATCH(LOWER(SUBSTITUTE(SUBSTITUTE([.M6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opi Hruzy</text:p>
          </table:table-cell>
          <table:table-cell table:formula="of:=LOWER(SUBSTITUTE(SUBSTITUTE([.P60]; &quot; &quot;; &quot;&quot;); &quot;'&quot;; &quot;&quot;))" office:value-type="string" office:string-value="kopihruzy" calcext:value-type="string">
            <text:p>kopihruz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3"/>
          <table:table-cell table:style-name="ce4" office:value-type="string" calcext:value-type="string">
            <text:p>Voidstring</text:p>
          </table:table-cell>
          <table:table-cell table:formula="of:=LOWER(SUBSTITUTE(SUBSTITUTE([.K61]; &quot; &quot;; &quot;&quot;); &quot;'&quot;; &quot;&quot;))" office:value-type="string" office:string-value="voidstring" calcext:value-type="string">
            <text:p>voidstring</text:p>
          </table:table-cell>
          <table:table-cell/>
          <table:table-cell table:formula="of:=IF(ISNUMBER(MATCH(LOWER(SUBSTITUTE(SUBSTITUTE([.M6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bijec</text:p>
          </table:table-cell>
          <table:table-cell table:formula="of:=LOWER(SUBSTITUTE(SUBSTITUTE([.P61]; &quot; &quot;; &quot;&quot;); &quot;'&quot;; &quot;&quot;))" office:value-type="string" office:string-value="hromobijec" calcext:value-type="string">
            <text:p>hromobijec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3"/>
          <table:table-cell office:value-type="string" calcext:value-type="string">
            <text:p>Starwrath</text:p>
          </table:table-cell>
          <table:table-cell table:formula="of:=LOWER(SUBSTITUTE(SUBSTITUTE([.K62]; &quot; &quot;; &quot;&quot;); &quot;'&quot;; &quot;&quot;))" office:value-type="string" office:string-value="starwrath" calcext:value-type="string">
            <text:p>starwrath</text:p>
          </table:table-cell>
          <table:table-cell/>
          <table:table-cell table:formula="of:=IF(ISNUMBER(MATCH(LOWER(SUBSTITUTE(SUBSTITUTE([.M6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esicni Zare</text:p>
          </table:table-cell>
          <table:table-cell table:formula="of:=LOWER(SUBSTITUTE(SUBSTITUTE([.P62]; &quot; &quot;; &quot;&quot;); &quot;'&quot;; &quot;&quot;))" office:value-type="string" office:string-value="mesicnizare" calcext:value-type="string">
            <text:p>mesicniza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3"/>
          <table:table-cell office:value-type="string" calcext:value-type="string">
            <text:p>Soulrender</text:p>
          </table:table-cell>
          <table:table-cell table:formula="of:=LOWER(SUBSTITUTE(SUBSTITUTE([.K63]; &quot; &quot;; &quot;&quot;); &quot;'&quot;; &quot;&quot;))" office:value-type="string" office:string-value="soulrender" calcext:value-type="string">
            <text:p>soulrender</text:p>
          </table:table-cell>
          <table:table-cell/>
          <table:table-cell table:formula="of:=IF(ISNUMBER(MATCH(LOWER(SUBSTITUTE(SUBSTITUTE([.M6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aseptavac Trnu</text:p>
          </table:table-cell>
          <table:table-cell table:formula="of:=LOWER(SUBSTITUTE(SUBSTITUTE([.P63]; &quot; &quot;; &quot;&quot;); &quot;'&quot;; &quot;&quot;))" office:value-type="string" office:string-value="naseptavactrnu" calcext:value-type="string">
            <text:p>naseptavactr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3"/>
          <table:table-cell office:value-type="string" calcext:value-type="string">
            <text:p>Duskbane</text:p>
          </table:table-cell>
          <table:table-cell table:formula="of:=LOWER(SUBSTITUTE(SUBSTITUTE([.K64]; &quot; &quot;; &quot;&quot;); &quot;'&quot;; &quot;&quot;))" office:value-type="string" office:string-value="duskbane" calcext:value-type="string">
            <text:p>duskbane</text:p>
          </table:table-cell>
          <table:table-cell/>
          <table:table-cell table:formula="of:=IF(ISNUMBER(MATCH(LOWER(SUBSTITUTE(SUBSTITUTE([.M6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Reravy Spar</text:p>
          </table:table-cell>
          <table:table-cell table:formula="of:=LOWER(SUBSTITUTE(SUBSTITUTE([.P64]; &quot; &quot;; &quot;&quot;); &quot;'&quot;; &quot;&quot;))" office:value-type="string" office:string-value="reravyspar" calcext:value-type="string">
            <text:p>reravysp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3"/>
          <table:table-cell table:style-name="ce25" office:value-type="string" calcext:value-type="string">
            <text:p>Arclight</text:p>
          </table:table-cell>
          <table:table-cell table:formula="of:=LOWER(SUBSTITUTE(SUBSTITUTE([.K65]; &quot; &quot;; &quot;&quot;); &quot;'&quot;; &quot;&quot;))" office:value-type="string" office:string-value="arclight" calcext:value-type="string">
            <text:p>arclight</text:p>
          </table:table-cell>
          <table:table-cell/>
          <table:table-cell table:formula="of:=IF(ISNUMBER(MATCH(LOWER(SUBSTITUTE(SUBSTITUTE([.M6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isen Noci</text:p>
          </table:table-cell>
          <table:table-cell table:formula="of:=LOWER(SUBSTITUTE(SUBSTITUTE([.P65]; &quot; &quot;; &quot;&quot;); &quot;'&quot;; &quot;&quot;))" office:value-type="string" office:string-value="pisennoci" calcext:value-type="string">
            <text:p>pisennoci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3"/>
          <table:table-cell office:value-type="string" calcext:value-type="string">
            <text:p>Oblivionfang</text:p>
          </table:table-cell>
          <table:table-cell table:formula="of:=LOWER(SUBSTITUTE(SUBSTITUTE([.K66]; &quot; &quot;; &quot;&quot;); &quot;'&quot;; &quot;&quot;))" office:value-type="string" office:string-value="oblivionfang" calcext:value-type="string">
            <text:p>oblivionfang</text:p>
          </table:table-cell>
          <table:table-cell/>
          <table:table-cell table:formula="of:=IF(ISNUMBER(MATCH(LOWER(SUBSTITUTE(SUBSTITUTE([.M6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Ostep Ozveny</text:p>
          </table:table-cell>
          <table:table-cell table:formula="of:=LOWER(SUBSTITUTE(SUBSTITUTE([.P66]; &quot; &quot;; &quot;&quot;); &quot;'&quot;; &quot;&quot;))" office:value-type="string" office:string-value="ostepozveny" calcext:value-type="string">
            <text:p>ostepozveny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3"/>
          <table:table-cell office:value-type="string" calcext:value-type="string">
            <text:p>Emberlash</text:p>
          </table:table-cell>
          <table:table-cell table:formula="of:=LOWER(SUBSTITUTE(SUBSTITUTE([.K67]; &quot; &quot;; &quot;&quot;); &quot;'&quot;; &quot;&quot;))" office:value-type="string" office:string-value="emberlash" calcext:value-type="string">
            <text:p>emberlash</text:p>
          </table:table-cell>
          <table:table-cell/>
          <table:table-cell table:formula="of:=IF(ISNUMBER(MATCH(LOWER(SUBSTITUTE(SUBSTITUTE([.M6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obleskujici Cepel</text:p>
          </table:table-cell>
          <table:table-cell table:formula="of:=LOWER(SUBSTITUTE(SUBSTITUTE([.P67]; &quot; &quot;; &quot;&quot;); &quot;'&quot;; &quot;&quot;))" office:value-type="string" office:string-value="probleskujicicepel" calcext:value-type="string">
            <text:p>probleskujicicepel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3"/>
          <table:table-cell office:value-type="string" calcext:value-type="string">
            <text:p>Seraphic Cleaver</text:p>
          </table:table-cell>
          <table:table-cell table:formula="of:=LOWER(SUBSTITUTE(SUBSTITUTE([.K68]; &quot; &quot;; &quot;&quot;); &quot;'&quot;; &quot;&quot;))" office:value-type="string" office:string-value="seraphiccleaver" calcext:value-type="string">
            <text:p>seraphiccleaver</text:p>
          </table:table-cell>
          <table:table-cell/>
          <table:table-cell table:formula="of:=IF(ISNUMBER(MATCH(LOWER(SUBSTITUTE(SUBSTITUTE([.M6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adi Zub</text:p>
          </table:table-cell>
          <table:table-cell table:formula="of:=LOWER(SUBSTITUTE(SUBSTITUTE([.P68]; &quot; &quot;; &quot;&quot;); &quot;'&quot;; &quot;&quot;))" office:value-type="string" office:string-value="hadizub" calcext:value-type="string">
            <text:p>hadizub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3"/>
          <table:table-cell office:value-type="string" calcext:value-type="string">
            <text:p>Nightspire</text:p>
          </table:table-cell>
          <table:table-cell table:formula="of:=LOWER(SUBSTITUTE(SUBSTITUTE([.K69]; &quot; &quot;; &quot;&quot;); &quot;'&quot;; &quot;&quot;))" office:value-type="string" office:string-value="nightspire" calcext:value-type="string">
            <text:p>nightspire</text:p>
          </table:table-cell>
          <table:table-cell/>
          <table:table-cell table:formula="of:=IF(ISNUMBER(MATCH(LOWER(SUBSTITUTE(SUBSTITUTE([.M6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opast Nicoty</text:p>
          </table:table-cell>
          <table:table-cell table:formula="of:=LOWER(SUBSTITUTE(SUBSTITUTE([.P69]; &quot; &quot;; &quot;&quot;); &quot;'&quot;; &quot;&quot;))" office:value-type="string" office:string-value="propastnicoty" calcext:value-type="string">
            <text:p>propastnico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Modra cepel, slunecni kamen, boure zlute magie</text:p>
          </table:table-cell>
          <table:table-cell table:number-columns-repeated="3"/>
          <table:table-cell office:value-type="string" calcext:value-type="string">
            <text:p>Stormreaver</text:p>
          </table:table-cell>
          <table:table-cell table:formula="of:=LOWER(SUBSTITUTE(SUBSTITUTE([.K70]; &quot; &quot;; &quot;&quot;); &quot;'&quot;; &quot;&quot;))" office:value-type="string" office:string-value="stormreaver" calcext:value-type="string">
            <text:p>stormreaver</text:p>
          </table:table-cell>
          <table:table-cell/>
          <table:table-cell table:formula="of:=IF(ISNUMBER(MATCH(LOWER(SUBSTITUTE(SUBSTITUTE([.M7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vest Boure</text:p>
          </table:table-cell>
          <table:table-cell table:formula="of:=LOWER(SUBSTITUTE(SUBSTITUTE([.P70]; &quot; &quot;; &quot;&quot;); &quot;'&quot;; &quot;&quot;))" office:value-type="string" office:string-value="zvestboure" calcext:value-type="string">
            <text:p>zvestbour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Gloomshard</text:p>
          </table:table-cell>
          <table:table-cell table:formula="of:=LOWER(SUBSTITUTE(SUBSTITUTE([.K71]; &quot; &quot;; &quot;&quot;); &quot;'&quot;; &quot;&quot;))" office:value-type="string" office:string-value="gloomshard" calcext:value-type="string">
            <text:p>gloomshard</text:p>
          </table:table-cell>
          <table:table-cell/>
          <table:table-cell table:formula="of:=IF(ISNUMBER(MATCH(LOWER(SUBSTITUTE(SUBSTITUTE([.M7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inovy Kovar</text:p>
          </table:table-cell>
          <table:table-cell table:formula="of:=LOWER(SUBSTITUTE(SUBSTITUTE([.P71]; &quot; &quot;; &quot;&quot;); &quot;'&quot;; &quot;&quot;))" office:value-type="string" office:string-value="stinovykovar" calcext:value-type="string">
            <text:p>stinovykov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metras</text:p>
          </table:table-cell>
          <table:table-cell office:value-type="string" calcext:value-type="string">
            <text:p>Worldshaker</text:p>
          </table:table-cell>
          <table:table-cell/>
          <table:table-cell office:value-type="string" calcext:value-type="string">
            <text:p>Hlavice z tmave zelene oceli s fialove lesklym obsidianovym jadrem.</text:p>
          </table:table-cell>
          <table:table-cell table:number-columns-repeated="3"/>
          <table:table-cell office:value-type="string" calcext:value-type="string">
            <text:p>Jaded Morningstar</text:p>
          </table:table-cell>
          <table:table-cell table:formula="of:=LOWER(SUBSTITUTE(SUBSTITUTE([.K72]; &quot; &quot;; &quot;&quot;); &quot;'&quot;; &quot;&quot;))" office:value-type="string" office:string-value="jadedmorningstar" calcext:value-type="string">
            <text:p>jadedmorningstar</text:p>
          </table:table-cell>
          <table:table-cell/>
          <table:table-cell table:formula="of:=IF(ISNUMBER(MATCH(LOWER(SUBSTITUTE(SUBSTITUTE([.M7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Lamac Reality</text:p>
          </table:table-cell>
          <table:table-cell table:formula="of:=LOWER(SUBSTITUTE(SUBSTITUTE([.P72]; &quot; &quot;; &quot;&quot;); &quot;'&quot;; &quot;&quot;))" office:value-type="string" office:string-value="lamacreality" calcext:value-type="string">
            <text:p>lamacreali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Ledovy kel</text:p>
          </table:table-cell>
          <table:table-cell office:value-type="string" calcext:value-type="string">
            <text:p>Frost Fang</text:p>
          </table:table-cell>
          <table:table-cell/>
          <table:table-cell office:value-type="string" calcext:value-type="string">
            <text:p>Hrot z vrtule kristalu a zmrzleho kelu zapletenych do sebe. Ocelove vyztuhy s medili s runou mrazu. Ozdoba z kozesiny a rukojet z leskleho cerneho kovu.</text:p>
          </table:table-cell>
          <table:table-cell table:number-columns-repeated="3"/>
          <table:table-cell office:value-type="string" calcext:value-type="string">
            <text:p>Bloodwail</text:p>
          </table:table-cell>
          <table:table-cell table:formula="of:=LOWER(SUBSTITUTE(SUBSTITUTE([.K73]; &quot; &quot;; &quot;&quot;); &quot;'&quot;; &quot;&quot;))" office:value-type="string" office:string-value="bloodwail" calcext:value-type="string">
            <text:p>bloodwail</text:p>
          </table:table-cell>
          <table:table-cell/>
          <table:table-cell table:formula="of:=IF(ISNUMBER(MATCH(LOWER(SUBSTITUTE(SUBSTITUTE([.M7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lanouci Led</text:p>
          </table:table-cell>
          <table:table-cell table:formula="of:=LOWER(SUBSTITUTE(SUBSTITUTE([.P73]; &quot; &quot;; &quot;&quot;); &quot;'&quot;; &quot;&quot;))" office:value-type="string" office:string-value="planouciled" calcext:value-type="string">
            <text:p>planouciled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esicni zkaza</text:p>
          </table:table-cell>
          <table:table-cell office:value-type="string" calcext:value-type="string">
            <text:p>Moonlit Doom</text:p>
          </table:table-cell>
          <table:table-cell/>
          <table:table-cell office:value-type="string" calcext:value-type="string">
            <text:p>Ramena z kristalu s bilou jiskrou a stribrnym kovanim, konce z cerneho kovu s ostny.</text:p>
          </table:table-cell>
          <table:table-cell table:number-columns-repeated="3"/>
          <table:table-cell office:value-type="string" calcext:value-type="string">
            <text:p>Whisperbreeze</text:p>
          </table:table-cell>
          <table:table-cell table:formula="of:=LOWER(SUBSTITUTE(SUBSTITUTE([.K74]; &quot; &quot;; &quot;&quot;); &quot;'&quot;; &quot;&quot;))" office:value-type="string" office:string-value="whisperbreeze" calcext:value-type="string">
            <text:p>whisperbreeze</text:p>
          </table:table-cell>
          <table:table-cell/>
          <table:table-cell table:formula="of:=IF(ISNUMBER(MATCH(LOWER(SUBSTITUTE(SUBSTITUTE([.M7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avy Zavoj</text:p>
          </table:table-cell>
          <table:table-cell table:formula="of:=LOWER(SUBSTITUTE(SUBSTITUTE([.P74]; &quot; &quot;; &quot;&quot;); &quot;'&quot;; &quot;&quot;))" office:value-type="string" office:string-value="zhavyzavoj" calcext:value-type="string">
            <text:p>zhavyzavoj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Vecny brit</text:p>
          </table:table-cell>
          <table:table-cell office:value-type="string" calcext:value-type="string">
            <text:p>Aetherium Edg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enky kristalovy brit se zlatym kovanim. Blede modra kovova zastita ve tvaru rozevrenych kridel, rukojet ze spleteneho zlata a oceli.</text:p>
          </table:table-cell>
          <table:table-cell table:number-columns-repeated="3"/>
          <table:table-cell office:value-type="string" calcext:value-type="string">
            <text:p>Infernis</text:p>
          </table:table-cell>
          <table:table-cell table:formula="of:=LOWER(SUBSTITUTE(SUBSTITUTE([.K75]; &quot; &quot;; &quot;&quot;); &quot;'&quot;; &quot;&quot;))" office:value-type="string" office:string-value="infernis" calcext:value-type="string">
            <text:p>infernis</text:p>
          </table:table-cell>
          <table:table-cell/>
          <table:table-cell table:formula="of:=IF(ISNUMBER(MATCH(LOWER(SUBSTITUTE(SUBSTITUTE([.M7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ebesky Palcat</text:p>
          </table:table-cell>
          <table:table-cell table:formula="of:=LOWER(SUBSTITUTE(SUBSTITUTE([.P75]; &quot; &quot;; &quot;&quot;); &quot;'&quot;; &quot;&quot;))" office:value-type="string" office:string-value="nebeskypalcat" calcext:value-type="string">
            <text:p>nebeskypalcat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Dusi</text:p>
          </table:table-cell>
          <table:table-cell office:value-type="string" calcext:value-type="string">
            <text:p>Soulrend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Siroky zlaty zubaty brit s rudym jadrem a rubinem jako zdrojem sily. Cary bile magie obtekaji brit. Cerna kroucena kovova zastita a rukojet.</text:p>
          </table:table-cell>
          <table:table-cell table:number-columns-repeated="3"/>
          <table:table-cell office:value-type="string" calcext:value-type="string">
            <text:p>Blightwrought</text:p>
          </table:table-cell>
          <table:table-cell table:formula="of:=LOWER(SUBSTITUTE(SUBSTITUTE([.K76]; &quot; &quot;; &quot;&quot;); &quot;'&quot;; &quot;&quot;))" office:value-type="string" office:string-value="blightwrought" calcext:value-type="string">
            <text:p>blightwrought</text:p>
          </table:table-cell>
          <table:table-cell/>
          <table:table-cell table:formula="of:=IF(ISNUMBER(MATCH(LOWER(SUBSTITUTE(SUBSTITUTE([.M7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ůlnocni Stin</text:p>
          </table:table-cell>
          <table:table-cell table:formula="of:=LOWER(SUBSTITUTE(SUBSTITUTE([.P76]; &quot; &quot;; &quot;&quot;); &quot;'&quot;; &quot;&quot;))" office:value-type="string" office:string-value="půlnocnistin" calcext:value-type="string">
            <text:p>půlnocnist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Osvicenne ostri</text:p>
          </table:table-cell>
          <table:table-cell office:value-type="string" calcext:value-type="string">
            <text:p>Seraphic Cleav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Andelsky bila cepel s elegantni krivkou. Svetle modre jadro se zarive zlatou minci jako zdrojem energie. Zlata zastita a rukojet z bileho dreva s ozdobou ze zlatych dratu.</text:p>
          </table:table-cell>
          <table:table-cell table:number-columns-repeated="3"/>
          <table:table-cell office:value-type="string" calcext:value-type="string">
            <text:p>Valkyrian Blade</text:p>
          </table:table-cell>
          <table:table-cell table:formula="of:=LOWER(SUBSTITUTE(SUBSTITUTE([.K77]; &quot; &quot;; &quot;&quot;); &quot;'&quot;; &quot;&quot;))" office:value-type="string" office:string-value="valkyrianblade" calcext:value-type="string">
            <text:p>valkyrianblade</text:p>
          </table:table-cell>
          <table:table-cell/>
          <table:table-cell table:formula="of:=IF(ISNUMBER(MATCH(LOWER(SUBSTITUTE(SUBSTITUTE([.M7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vy Uder</text:p>
          </table:table-cell>
          <table:table-cell table:formula="of:=LOWER(SUBSTITUTE(SUBSTITUTE([.P77]; &quot; &quot;; &quot;&quot;); &quot;'&quot;; &quot;&quot;))" office:value-type="string" office:string-value="hromovyuder" calcext:value-type="string">
            <text:p>hromovyude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epel valkyry</text:p>
          </table:table-cell>
          <table:table-cell office:value-type="string" calcext:value-type="string">
            <text:p>Valkyrian Blad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Leskla kovova tvarovana cepel s jadrem z tmave zeleneho lesteneho kamene, srdce zbrane je svetelkujici rubin, siroka zastita a rukojet ze dreva se zlatym zdobenim.</text:p>
          </table:table-cell>
          <table:table-cell table:number-columns-repeated="3"/>
          <table:table-cell office:value-type="string" calcext:value-type="string">
            <text:p>Shard of Titans</text:p>
          </table:table-cell>
          <table:table-cell table:formula="of:=LOWER(SUBSTITUTE(SUBSTITUTE([.K78]; &quot; &quot;; &quot;&quot;); &quot;'&quot;; &quot;&quot;))" office:value-type="string" office:string-value="shardoftitans" calcext:value-type="string">
            <text:p>shardoftitans</text:p>
          </table:table-cell>
          <table:table-cell/>
          <table:table-cell table:formula="of:=IF(ISNUMBER(MATCH(LOWER(SUBSTITUTE(SUBSTITUTE([.M7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rvavy Mesic</text:p>
          </table:table-cell>
          <table:table-cell table:formula="of:=LOWER(SUBSTITUTE(SUBSTITUTE([.P78]; &quot; &quot;; &quot;&quot;); &quot;'&quot;; &quot;&quot;))" office:value-type="string" office:string-value="krvavymesic" calcext:value-type="string">
            <text:p>krvavymesic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wyrmu</text:p>
          </table:table-cell>
          <table:table-cell office:value-type="string" calcext:value-type="string">
            <text:p>Wyrm Ripper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Siroka zubata cepel z blistive fialove oceli se stribrnym jadrem. Koule draciho ohne jako zdroj sily, ostnata zastita a drevena rukojet opletena hrubou kuzi.</text:p>
          </table:table-cell>
          <table:table-cell table:number-columns-repeated="3"/>
          <table:table-cell office:value-type="string" calcext:value-type="string">
            <text:p>Darkness whisper</text:p>
          </table:table-cell>
          <table:table-cell table:formula="of:=LOWER(SUBSTITUTE(SUBSTITUTE([.K79]; &quot; &quot;; &quot;&quot;); &quot;'&quot;; &quot;&quot;))" office:value-type="string" office:string-value="darknesswhisper" calcext:value-type="string">
            <text:p>darknesswhisper</text:p>
          </table:table-cell>
          <table:table-cell/>
          <table:table-cell table:formula="of:=IF(ISNUMBER(MATCH(LOWER(SUBSTITUTE(SUBSTITUTE([.M7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Rozbijec Snu</text:p>
          </table:table-cell>
          <table:table-cell table:formula="of:=LOWER(SUBSTITUTE(SUBSTITUTE([.P79]; &quot; &quot;; &quot;&quot;); &quot;'&quot;; &quot;&quot;))" office:value-type="string" office:string-value="rozbijecsnu" calcext:value-type="string">
            <text:p>rozbijecsnu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Frost Fang</text:p>
          </table:table-cell>
          <table:table-cell table:formula="of:=LOWER(SUBSTITUTE(SUBSTITUTE([.K80]; &quot; &quot;; &quot;&quot;); &quot;'&quot;; &quot;&quot;))" office:value-type="string" office:string-value="frostfang" calcext:value-type="string">
            <text:p>frostfang</text:p>
          </table:table-cell>
          <table:table-cell/>
          <table:table-cell table:formula="of:=IF(ISNUMBER(MATCH(LOWER(SUBSTITUTE(SUBSTITUTE([.M8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ezlo Zhnoucich Zil</text:p>
          </table:table-cell>
          <table:table-cell table:formula="of:=LOWER(SUBSTITUTE(SUBSTITUTE([.P80]; &quot; &quot;; &quot;&quot;); &quot;'&quot;; &quot;&quot;))" office:value-type="string" office:string-value="zezlozhnoucichzil" calcext:value-type="string">
            <text:p>zezlozhnoucichzil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Aetherium Edge</text:p>
          </table:table-cell>
          <table:table-cell table:formula="of:=LOWER(SUBSTITUTE(SUBSTITUTE([.K81]; &quot; &quot;; &quot;&quot;); &quot;'&quot;; &quot;&quot;))" office:value-type="string" office:string-value="aetheriumedge" calcext:value-type="string">
            <text:p>aetheriumedge</text:p>
          </table:table-cell>
          <table:table-cell/>
          <table:table-cell table:formula="of:=IF(ISNUMBER(MATCH(LOWER(SUBSTITUTE(SUBSTITUTE([.M8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kazonos</text:p>
          </table:table-cell>
          <table:table-cell table:formula="of:=LOWER(SUBSTITUTE(SUBSTITUTE([.P81]; &quot; &quot;; &quot;&quot;); &quot;'&quot;; &quot;&quot;))" office:value-type="string" office:string-value="zkazonos" calcext:value-type="string">
            <text:p>zkazonos</text:p>
          </table:table-cell>
          <table:table-cell table:number-columns-repeated="4"/>
        </table:table-row>
        <table:table-row table:style-name="ro4">
          <table:table-cell table:number-columns-repeated="10"/>
          <table:table-cell office:value-type="string" calcext:value-type="string">
            <text:p>Dragonsoul Reaver</text:p>
          </table:table-cell>
          <table:table-cell table:formula="of:=LOWER(SUBSTITUTE(SUBSTITUTE([.K82]; &quot; &quot;; &quot;&quot;); &quot;'&quot;; &quot;&quot;))" office:value-type="string" office:string-value="dragonsoulreaver" calcext:value-type="string">
            <text:p>dragonsoulreaver</text:p>
          </table:table-cell>
          <table:table-cell/>
          <table:table-cell table:formula="of:=IF(ISNUMBER(MATCH(LOWER(SUBSTITUTE(SUBSTITUTE([.M8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razivy Zavoj</text:p>
          </table:table-cell>
          <table:table-cell table:formula="of:=LOWER(SUBSTITUTE(SUBSTITUTE([.P82]; &quot; &quot;; &quot;&quot;); &quot;'&quot;; &quot;&quot;))" office:value-type="string" office:string-value="mrazivyzavoj" calcext:value-type="string">
            <text:p>mrazivyzavoj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3"/>
          <table:table-cell office:value-type="string" calcext:value-type="string">
            <text:p>Luminous Vengeance</text:p>
          </table:table-cell>
          <table:table-cell table:formula="of:=LOWER(SUBSTITUTE(SUBSTITUTE([.K83]; &quot; &quot;; &quot;&quot;); &quot;'&quot;; &quot;&quot;))" office:value-type="string" office:string-value="luminousvengeance" calcext:value-type="string">
            <text:p>luminousvengeance</text:p>
          </table:table-cell>
          <table:table-cell/>
          <table:table-cell table:formula="of:=IF(ISNUMBER(MATCH(LOWER(SUBSTITUTE(SUBSTITUTE([.M8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ichod Tmy</text:p>
          </table:table-cell>
          <table:table-cell table:formula="of:=LOWER(SUBSTITUTE(SUBSTITUTE([.P83]; &quot; &quot;; &quot;&quot;); &quot;'&quot;; &quot;&quot;))" office:value-type="string" office:string-value="prichodtmy" calcext:value-type="string">
            <text:p>prichodtm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3"/>
          <table:table-cell office:value-type="string" calcext:value-type="string">
            <text:p>Wyrm Ripper</text:p>
          </table:table-cell>
          <table:table-cell table:formula="of:=LOWER(SUBSTITUTE(SUBSTITUTE([.K84]; &quot; &quot;; &quot;&quot;); &quot;'&quot;; &quot;&quot;))" office:value-type="string" office:string-value="wyrmripper" calcext:value-type="string">
            <text:p>wyrmripper</text:p>
          </table:table-cell>
          <table:table-cell/>
          <table:table-cell table:formula="of:=IF(ISNUMBER(MATCH(LOWER(SUBSTITUTE(SUBSTITUTE([.M8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opelavy Prival</text:p>
          </table:table-cell>
          <table:table-cell table:formula="of:=LOWER(SUBSTITUTE(SUBSTITUTE([.P84]; &quot; &quot;; &quot;&quot;); &quot;'&quot;; &quot;&quot;))" office:value-type="string" office:string-value="popelavyprival" calcext:value-type="string">
            <text:p>popelavyprival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3"/>
          <table:table-cell office:value-type="string" calcext:value-type="string">
            <text:p>Prophet’s Oath</text:p>
          </table:table-cell>
          <table:table-cell table:formula="of:=LOWER(SUBSTITUTE(SUBSTITUTE([.K85]; &quot; &quot;; &quot;&quot;); &quot;'&quot;; &quot;&quot;))" office:value-type="string" office:string-value="prophet’soath" calcext:value-type="string">
            <text:p>prophet’soath</text:p>
          </table:table-cell>
          <table:table-cell/>
          <table:table-cell table:formula="of:=IF(ISNUMBER(MATCH(LOWER(SUBSTITUTE(SUBSTITUTE([.M8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vy Hnev</text:p>
          </table:table-cell>
          <table:table-cell table:formula="of:=LOWER(SUBSTITUTE(SUBSTITUTE([.P85]; &quot; &quot;; &quot;&quot;); &quot;'&quot;; &quot;&quot;))" office:value-type="string" office:string-value="hromovyhnev" calcext:value-type="string">
            <text:p>hromovyhnev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3"/>
          <table:table-cell office:value-type="string" calcext:value-type="string">
            <text:p>Hellfire blade</text:p>
          </table:table-cell>
          <table:table-cell table:formula="of:=LOWER(SUBSTITUTE(SUBSTITUTE([.K86]; &quot; &quot;; &quot;&quot;); &quot;'&quot;; &quot;&quot;))" office:value-type="string" office:string-value="hellfireblade" calcext:value-type="string">
            <text:p>hellfireblade</text:p>
          </table:table-cell>
          <table:table-cell/>
          <table:table-cell table:formula="of:=IF(ISNUMBER(MATCH(LOWER(SUBSTITUTE(SUBSTITUTE([.M8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elezny Stin</text:p>
          </table:table-cell>
          <table:table-cell table:formula="of:=LOWER(SUBSTITUTE(SUBSTITUTE([.P86]; &quot; &quot;; &quot;&quot;); &quot;'&quot;; &quot;&quot;))" office:value-type="string" office:string-value="zeleznystin" calcext:value-type="string">
            <text:p>zeleznyst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3"/>
          <table:table-cell office:value-type="string" calcext:value-type="string">
            <text:p>Moonlit Doom</text:p>
          </table:table-cell>
          <table:table-cell table:formula="of:=LOWER(SUBSTITUTE(SUBSTITUTE([.K87]; &quot; &quot;; &quot;&quot;); &quot;'&quot;; &quot;&quot;))" office:value-type="string" office:string-value="moonlitdoom" calcext:value-type="string">
            <text:p>moonlitdoom</text:p>
          </table:table-cell>
          <table:table-cell/>
          <table:table-cell table:formula="of:=IF(ISNUMBER(MATCH(LOWER(SUBSTITUTE(SUBSTITUTE([.M8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rep Viru</text:p>
          </table:table-cell>
          <table:table-cell table:formula="of:=LOWER(SUBSTITUTE(SUBSTITUTE([.P87]; &quot; &quot;; &quot;&quot;); &quot;'&quot;; &quot;&quot;))" office:value-type="string" office:string-value="strepviru" calcext:value-type="string">
            <text:p>strepvir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3"/>
          <table:table-cell office:value-type="string" calcext:value-type="string">
            <text:p>Onyx Aegis</text:p>
          </table:table-cell>
          <table:table-cell table:formula="of:=LOWER(SUBSTITUTE(SUBSTITUTE([.K88]; &quot; &quot;; &quot;&quot;); &quot;'&quot;; &quot;&quot;))" office:value-type="string" office:string-value="onyxaegis" calcext:value-type="string">
            <text:p>onyxaegis</text:p>
          </table:table-cell>
          <table:table-cell/>
          <table:table-cell table:formula="of:=IF(ISNUMBER(MATCH(LOWER(SUBSTITUTE(SUBSTITUTE([.M8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ovar Duse</text:p>
          </table:table-cell>
          <table:table-cell table:formula="of:=LOWER(SUBSTITUTE(SUBSTITUTE([.P88]; &quot; &quot;; &quot;&quot;); &quot;'&quot;; &quot;&quot;))" office:value-type="string" office:string-value="kovarduse" calcext:value-type="string">
            <text:p>kovardus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3"/>
          <table:table-cell office:value-type="string" calcext:value-type="string">
            <text:p>Dawn’s Fury</text:p>
          </table:table-cell>
          <table:table-cell table:formula="of:=LOWER(SUBSTITUTE(SUBSTITUTE([.K89]; &quot; &quot;; &quot;&quot;); &quot;'&quot;; &quot;&quot;))" office:value-type="string" office:string-value="dawn’sfury" calcext:value-type="string">
            <text:p>dawn’sfury</text:p>
          </table:table-cell>
          <table:table-cell/>
          <table:table-cell table:formula="of:=IF(ISNUMBER(MATCH(LOWER(SUBSTITUTE(SUBSTITUTE([.M8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ebesky Strazce</text:p>
          </table:table-cell>
          <table:table-cell table:formula="of:=LOWER(SUBSTITUTE(SUBSTITUTE([.P89]; &quot; &quot;; &quot;&quot;); &quot;'&quot;; &quot;&quot;))" office:value-type="string" office:string-value="nebeskystrazce" calcext:value-type="string">
            <text:p>nebeskystrazc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3"/>
          <table:table-cell office:value-type="string" calcext:value-type="string">
            <text:p>Frost Smite</text:p>
          </table:table-cell>
          <table:table-cell table:formula="of:=LOWER(SUBSTITUTE(SUBSTITUTE([.K90]; &quot; &quot;; &quot;&quot;); &quot;'&quot;; &quot;&quot;))" office:value-type="string" office:string-value="frostsmite" calcext:value-type="string">
            <text:p>frostsmite</text:p>
          </table:table-cell>
          <table:table-cell/>
          <table:table-cell table:formula="of:=IF(ISNUMBER(MATCH(LOWER(SUBSTITUTE(SUBSTITUTE([.M9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avy Uder</text:p>
          </table:table-cell>
          <table:table-cell table:formula="of:=LOWER(SUBSTITUTE(SUBSTITUTE([.P90]; &quot; &quot;; &quot;&quot;); &quot;'&quot;; &quot;&quot;))" office:value-type="string" office:string-value="zhavyuder" calcext:value-type="string">
            <text:p>zhavyude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3"/>
          <table:table-cell table:style-name="ce19" office:value-type="string" calcext:value-type="string">
            <text:p>Grimforge</text:p>
          </table:table-cell>
          <table:table-cell table:formula="of:=LOWER(SUBSTITUTE(SUBSTITUTE([.K91]; &quot; &quot;; &quot;&quot;); &quot;'&quot;; &quot;&quot;))" office:value-type="string" office:string-value="grimforge" calcext:value-type="string">
            <text:p>grimforge</text:p>
          </table:table-cell>
          <table:table-cell/>
          <table:table-cell table:formula="of:=IF(ISNUMBER(MATCH(LOWER(SUBSTITUTE(SUBSTITUTE([.M9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ivolavac Duchu</text:p>
          </table:table-cell>
          <table:table-cell table:formula="of:=LOWER(SUBSTITUTE(SUBSTITUTE([.P91]; &quot; &quot;; &quot;&quot;); &quot;'&quot;; &quot;&quot;))" office:value-type="string" office:string-value="privolavacduchu" calcext:value-type="string">
            <text:p>privolavacduchu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3"/>
          <table:table-cell table:style-name="ce19" office:value-type="string" calcext:value-type="string">
            <text:p>Morning glow Judgment</text:p>
          </table:table-cell>
          <table:table-cell table:formula="of:=LOWER(SUBSTITUTE(SUBSTITUTE([.K92]; &quot; &quot;; &quot;&quot;); &quot;'&quot;; &quot;&quot;))" office:value-type="string" office:string-value="morningglowjudgment" calcext:value-type="string">
            <text:p>morningglowjudgment</text:p>
          </table:table-cell>
          <table:table-cell/>
          <table:table-cell table:formula="of:=IF(ISNUMBER(MATCH(LOWER(SUBSTITUTE(SUBSTITUTE([.M9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t Boure</text:p>
          </table:table-cell>
          <table:table-cell table:formula="of:=LOWER(SUBSTITUTE(SUBSTITUTE([.P92]; &quot; &quot;; &quot;&quot;); &quot;'&quot;; &quot;&quot;))" office:value-type="string" office:string-value="hrotboure" calcext:value-type="string">
            <text:p>hrot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3"/>
          <table:table-cell table:style-name="ce19" office:value-type="string" calcext:value-type="string">
            <text:p>Worldshaker</text:p>
          </table:table-cell>
          <table:table-cell table:formula="of:=LOWER(SUBSTITUTE(SUBSTITUTE([.K93]; &quot; &quot;; &quot;&quot;); &quot;'&quot;; &quot;&quot;))" office:value-type="string" office:string-value="worldshaker" calcext:value-type="string">
            <text:p>worldshaker</text:p>
          </table:table-cell>
          <table:table-cell/>
          <table:table-cell table:formula="of:=IF(ISNUMBER(MATCH(LOWER(SUBSTITUTE(SUBSTITUTE([.M9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razivy Sepot</text:p>
          </table:table-cell>
          <table:table-cell table:formula="of:=LOWER(SUBSTITUTE(SUBSTITUTE([.P93]; &quot; &quot;; &quot;&quot;); &quot;'&quot;; &quot;&quot;))" office:value-type="string" office:string-value="mrazivysepot" calcext:value-type="string">
            <text:p>mrazivysepot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3"/>
          <table:table-cell table:style-name="ce19" office:value-type="string" calcext:value-type="string">
            <text:p>Cyclone Crusher</text:p>
          </table:table-cell>
          <table:table-cell table:formula="of:=LOWER(SUBSTITUTE(SUBSTITUTE([.K94]; &quot; &quot;; &quot;&quot;); &quot;'&quot;; &quot;&quot;))" office:value-type="string" office:string-value="cyclonecrusher" calcext:value-type="string">
            <text:p>cyclonecrusher</text:p>
          </table:table-cell>
          <table:table-cell/>
          <table:table-cell table:formula="of:=IF(ISNUMBER(MATCH(LOWER(SUBSTITUTE(SUBSTITUTE([.M9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rvavy Ohen</text:p>
          </table:table-cell>
          <table:table-cell table:formula="of:=LOWER(SUBSTITUTE(SUBSTITUTE([.P94]; &quot; &quot;; &quot;&quot;); &quot;'&quot;; &quot;&quot;))" office:value-type="string" office:string-value="krvavyohen" calcext:value-type="string">
            <text:p>krvavyohe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3"/>
          <table:table-cell table:style-name="ce19" office:value-type="string" calcext:value-type="string">
            <text:p>Quakesoul</text:p>
          </table:table-cell>
          <table:table-cell table:formula="of:=LOWER(SUBSTITUTE(SUBSTITUTE([.K95]; &quot; &quot;; &quot;&quot;); &quot;'&quot;; &quot;&quot;))" office:value-type="string" office:string-value="quakesoul" calcext:value-type="string">
            <text:p>quakesoul</text:p>
          </table:table-cell>
          <table:table-cell/>
          <table:table-cell table:formula="of:=IF(ISNUMBER(MATCH(LOWER(SUBSTITUTE(SUBSTITUTE([.M9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arac Stinu</text:p>
          </table:table-cell>
          <table:table-cell table:formula="of:=LOWER(SUBSTITUTE(SUBSTITUTE([.P95]; &quot; &quot;; &quot;&quot;); &quot;'&quot;; &quot;&quot;))" office:value-type="string" office:string-value="paracstinu" calcext:value-type="string">
            <text:p>paracsti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3"/>
          <table:table-cell table:style-name="ce21" office:value-type="string" calcext:value-type="string">
            <text:p>Ashen Vow</text:p>
          </table:table-cell>
          <table:table-cell table:formula="of:=LOWER(SUBSTITUTE(SUBSTITUTE([.K96]; &quot; &quot;; &quot;&quot;); &quot;'&quot;; &quot;&quot;))" office:value-type="string" office:string-value="ashenvow" calcext:value-type="string">
            <text:p>ashenvow</text:p>
          </table:table-cell>
          <table:table-cell/>
          <table:table-cell table:formula="of:=IF(ISNUMBER(MATCH(LOWER(SUBSTITUTE(SUBSTITUTE([.M9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ouba kralu</text:p>
          </table:table-cell>
          <table:table-cell table:formula="of:=LOWER(SUBSTITUTE(SUBSTITUTE([.P96]; &quot; &quot;; &quot;&quot;); &quot;'&quot;; &quot;&quot;))" office:value-type="string" office:string-value="zhoubakralu" calcext:value-type="string">
            <text:p>zhoubakral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Cerna ocel s modrymi krystaly</text:p>
          </table:table-cell>
          <table:table-cell table:number-columns-repeated="3"/>
          <table:table-cell table:style-name="ce19" office:value-type="string" calcext:value-type="string">
            <text:p>Riftbringer</text:p>
          </table:table-cell>
          <table:table-cell table:formula="of:=LOWER(SUBSTITUTE(SUBSTITUTE([.K97]; &quot; &quot;; &quot;&quot;); &quot;'&quot;; &quot;&quot;))" office:value-type="string" office:string-value="riftbringer" calcext:value-type="string">
            <text:p>riftbringer</text:p>
          </table:table-cell>
          <table:table-cell/>
          <table:table-cell table:formula="of:=IF(ISNUMBER(MATCH(LOWER(SUBSTITUTE(SUBSTITUTE([.M97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Uder Snu</text:p>
          </table:table-cell>
          <table:table-cell table:formula="of:=LOWER(SUBSTITUTE(SUBSTITUTE([.P97]; &quot; &quot;; &quot;&quot;); &quot;'&quot;; &quot;&quot;))" office:value-type="string" office:string-value="udersnu" calcext:value-type="string">
            <text:p>udersnu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98]; &quot; &quot;; &quot;&quot;); &quot;'&quot;; &quot;&quot;))">
            <text:p/>
          </table:table-cell>
          <table:table-cell/>
          <table:table-cell table:formula="of:=IF(ISNUMBER(MATCH(LOWER(SUBSTITUTE(SUBSTITUTE([.M98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Popel Predku</text:p>
          </table:table-cell>
          <table:table-cell table:formula="of:=LOWER(SUBSTITUTE(SUBSTITUTE([.P98]; &quot; &quot;; &quot;&quot;); &quot;'&quot;; &quot;&quot;))" office:value-type="string" office:string-value="popelpredku" calcext:value-type="string">
            <text:p>popelpredk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edovy uder</text:p>
          </table:table-cell>
          <table:table-cell office:value-type="string" calcext:value-type="string">
            <text:p>Frost Smite</text:p>
          </table:table-cell>
          <table:table-cell/>
          <table:table-cell office:value-type="string" calcext:value-type="string">
            <text:p>Siroka hlavice z magickeho ledu, jadrem zbrane je diamant s tmave modrou zari vysilajici bleskove vyboje do okoli. Dlouha rukojet z cerneho dreva se stribrnymi ozdobami.</text:p>
          </table:table-cell>
          <table:table-cell table:number-columns-repeated="3"/>
          <table:table-cell table:style-name="ce4"/>
          <table:table-cell table:formula="of:=LOWER(SUBSTITUTE(SUBSTITUTE([.K99]; &quot; &quot;; &quot;&quot;); &quot;'&quot;; &quot;&quot;))">
            <text:p/>
          </table:table-cell>
          <table:table-cell/>
          <table:table-cell table:formula="of:=IF(ISNUMBER(MATCH(LOWER(SUBSTITUTE(SUBSTITUTE([.M99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tinovy Plamen</text:p>
          </table:table-cell>
          <table:table-cell table:formula="of:=LOWER(SUBSTITUTE(SUBSTITUTE([.P99]; &quot; &quot;; &quot;&quot;); &quot;'&quot;; &quot;&quot;))" office:value-type="string" office:string-value="stinovyplamen" calcext:value-type="string">
            <text:p>stinovyplamen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Cepel pekelne vyhne</text:p>
          </table:table-cell>
          <table:table-cell office:value-type="string" calcext:value-type="string">
            <text:p>Hellfire blade</text:p>
          </table:table-cell>
          <table:table-cell/>
          <table:table-cell office:value-type="string" calcext:value-type="string">
            <text:p>Siroka ostnata cepel z cerne oceli zilky z pekelneho ohne, ohniva koule jako jadro zbrane. Na zastite medailon se symbolem kovadliny zastita a rukojet z matne oceli s oplety z cerneho platna. Plamen z jadra olizuje cepel.</text:p>
          </table:table-cell>
          <table:table-cell table:number-columns-repeated="3"/>
          <table:table-cell table:style-name="ce4"/>
          <table:table-cell table:formula="of:=LOWER(SUBSTITUTE(SUBSTITUTE([.K100]; &quot; &quot;; &quot;&quot;); &quot;'&quot;; &quot;&quot;))">
            <text:p/>
          </table:table-cell>
          <table:table-cell/>
          <table:table-cell table:formula="of:=IF(ISNUMBER(MATCH(LOWER(SUBSTITUTE(SUBSTITUTE([.M100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Ohniva Boure</text:p>
          </table:table-cell>
          <table:table-cell table:formula="of:=LOWER(SUBSTITUTE(SUBSTITUTE([.P100]; &quot; &quot;; &quot;&quot;); &quot;'&quot;; &quot;&quot;))" office:value-type="string" office:string-value="ohnivaboure" calcext:value-type="string">
            <text:p>ohniva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Zvest zlomu</text:p>
          </table:table-cell>
          <table:table-cell office:value-type="string" calcext:value-type="string">
            <text:p>Riftbringer</text:p>
          </table:table-cell>
          <table:table-cell/>
          <table:table-cell office:value-type="string" calcext:value-type="string">
            <text:p>Siroka hlavice z tmave rude oceli s bilimi zilkami. Jadro z cerneho onyxu. Drevena kroucena rukojet s oplety z fialoveho platna se zlatym vzorem.</text:p>
          </table:table-cell>
          <table:table-cell table:number-columns-repeated="3"/>
          <table:table-cell table:style-name="ce4"/>
          <table:table-cell table:formula="of:=LOWER(SUBSTITUTE(SUBSTITUTE([.K101]; &quot; &quot;; &quot;&quot;); &quot;'&quot;; &quot;&quot;))">
            <text:p/>
          </table:table-cell>
          <table:table-cell/>
          <table:table-cell table:formula="of:=IF(ISNUMBER(MATCH(LOWER(SUBSTITUTE(SUBSTITUTE([.M101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Nocni Kovar</text:p>
          </table:table-cell>
          <table:table-cell table:formula="of:=LOWER(SUBSTITUTE(SUBSTITUTE([.P101]; &quot; &quot;; &quot;&quot;); &quot;'&quot;; &quot;&quot;))" office:value-type="string" office:string-value="nocnikovar" calcext:value-type="string">
            <text:p>nocnikov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risaha proroka</text:p>
          </table:table-cell>
          <table:table-cell office:value-type="string" calcext:value-type="string">
            <text:p>Prophet’s Oa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Siroka ramena z prokladaneho mahagonu, demanty vykladane kovani. Zbran je kroucena s drzadlem ze zlute kuze.</text:p>
          </table:table-cell>
          <table:table-cell table:number-columns-repeated="3"/>
          <table:table-cell table:style-name="ce4"/>
          <table:table-cell table:formula="of:=LOWER(SUBSTITUTE(SUBSTITUTE([.K102]; &quot; &quot;; &quot;&quot;); &quot;'&quot;; &quot;&quot;))">
            <text:p/>
          </table:table-cell>
          <table:table-cell/>
          <table:table-cell table:formula="of:=IF(ISNUMBER(MATCH(LOWER(SUBSTITUTE(SUBSTITUTE([.M102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trep Krystalu</text:p>
          </table:table-cell>
          <table:table-cell table:formula="of:=LOWER(SUBSTITUTE(SUBSTITUTE([.P102]; &quot; &quot;; &quot;&quot;); &quot;'&quot;; &quot;&quot;))" office:value-type="string" office:string-value="strepkrystalu" calcext:value-type="string">
            <text:p>strepkrystal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eptajici vanek</text:p>
          </table:table-cell>
          <table:table-cell office:value-type="string" calcext:value-type="string">
            <text:p>Whisperbreeze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Srpkovita ramena ze spletenych zlatych a stribrnych vlaken. Centro zbrane je pak prokladane lestene drevo s velky briliantem uprostred.</text:p>
          </table:table-cell>
          <table:table-cell table:number-columns-repeated="3"/>
          <table:table-cell table:style-name="ce4"/>
          <table:table-cell table:formula="of:=LOWER(SUBSTITUTE(SUBSTITUTE([.K103]; &quot; &quot;; &quot;&quot;); &quot;'&quot;; &quot;&quot;))">
            <text:p/>
          </table:table-cell>
          <table:table-cell/>
          <table:table-cell table:formula="of:=IF(ISNUMBER(MATCH(LOWER(SUBSTITUTE(SUBSTITUTE([.M103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Dest Odlesku</text:p>
          </table:table-cell>
          <table:table-cell table:formula="of:=LOWER(SUBSTITUTE(SUBSTITUTE([.P103]; &quot; &quot;; &quot;&quot;); &quot;'&quot;; &quot;&quot;))" office:value-type="string" office:string-value="destodlesku" calcext:value-type="string">
            <text:p>destodlesk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efritova jitrenka</text:p>
          </table:table-cell>
          <table:table-cell office:value-type="string" calcext:value-type="string">
            <text:p>Jaded Morningsta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Masivni ramena z lesteneho nefritu s vyztuzemi ze zlata. Z tela zbrane vyzaruje sila spoutane hvezdy.</text:p>
          </table:table-cell>
          <table:table-cell table:number-columns-repeated="3"/>
          <table:table-cell table:style-name="ce4"/>
          <table:table-cell table:formula="of:=LOWER(SUBSTITUTE(SUBSTITUTE([.K104]; &quot; &quot;; &quot;&quot;); &quot;'&quot;; &quot;&quot;))">
            <text:p/>
          </table:table-cell>
          <table:table-cell/>
          <table:table-cell table:formula="of:=IF(ISNUMBER(MATCH(LOWER(SUBSTITUTE(SUBSTITUTE([.M104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Hnev Boure</text:p>
          </table:table-cell>
          <table:table-cell table:formula="of:=LOWER(SUBSTITUTE(SUBSTITUTE([.P104]; &quot; &quot;; &quot;&quot;); &quot;'&quot;; &quot;&quot;))" office:value-type="string" office:string-value="hnevboure" calcext:value-type="string">
            <text:p>hnev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idina zkazy</text:p>
          </table:table-cell>
          <table:table-cell office:value-type="string" calcext:value-type="string">
            <text:p>Blightwrought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enka ramena s ostny z leskle cerne ocele. Jadro je mahagonove se zilkami skrz ktere prosvitaji stribrne paprsky.</text:p>
          </table:table-cell>
          <table:table-cell table:number-columns-repeated="3"/>
          <table:table-cell table:style-name="ce4"/>
          <table:table-cell table:formula="of:=LOWER(SUBSTITUTE(SUBSTITUTE([.K105]; &quot; &quot;; &quot;&quot;); &quot;'&quot;; &quot;&quot;))">
            <text:p/>
          </table:table-cell>
          <table:table-cell/>
          <table:table-cell table:formula="of:=IF(ISNUMBER(MATCH(LOWER(SUBSTITUTE(SUBSTITUTE([.M105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Plamenne Kridlo</text:p>
          </table:table-cell>
          <table:table-cell table:formula="of:=LOWER(SUBSTITUTE(SUBSTITUTE([.P105]; &quot; &quot;; &quot;&quot;); &quot;'&quot;; &quot;&quot;))" office:value-type="string" office:string-value="plamennekridlo" calcext:value-type="string">
            <text:p>plamennekridlo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Zablesk pomsty</text:p>
          </table:table-cell>
          <table:table-cell office:value-type="string" calcext:value-type="string">
            <text:p>Luminous Vengeance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Ramena z krouceneho svetleho popraskaneho dreva. Kostene hlavice z kterych odkapava krev. Jadro je pak oplastene kovem se zlatymi zilkami.</text:p>
          </table:table-cell>
          <table:table-cell table:number-columns-repeated="3"/>
          <table:table-cell table:style-name="ce4"/>
          <table:table-cell table:formula="of:=LOWER(SUBSTITUTE(SUBSTITUTE([.K106]; &quot; &quot;; &quot;&quot;); &quot;'&quot;; &quot;&quot;))">
            <text:p/>
          </table:table-cell>
          <table:table-cell/>
          <table:table-cell table:formula="of:=IF(ISNUMBER(MATCH(LOWER(SUBSTITUTE(SUBSTITUTE([.M106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vazovac Dusi</text:p>
          </table:table-cell>
          <table:table-cell table:formula="of:=LOWER(SUBSTITUTE(SUBSTITUTE([.P106]; &quot; &quot;; &quot;&quot;); &quot;'&quot;; &quot;&quot;))" office:value-type="string" office:string-value="svazovacdusi" calcext:value-type="string">
            <text:p>svazovacdusi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8"/>
          <table:table-cell table:formula="of:=LOWER(SUBSTITUTE(SUBSTITUTE([.K107]; &quot; &quot;; &quot;&quot;); &quot;'&quot;; &quot;&quot;))">
            <text:p/>
          </table:table-cell>
          <table:table-cell/>
          <table:table-cell table:formula="of:=IF(ISNUMBER(MATCH(LOWER(SUBSTITUTE(SUBSTITUTE([.M107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Mraziva Opona</text:p>
          </table:table-cell>
          <table:table-cell table:formula="of:=LOWER(SUBSTITUTE(SUBSTITUTE([.P107]; &quot; &quot;; &quot;&quot;); &quot;'&quot;; &quot;&quot;))" office:value-type="string" office:string-value="mrazivaopona" calcext:value-type="string">
            <text:p>mrazivaopona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08]; &quot; &quot;; &quot;&quot;); &quot;'&quot;; &quot;&quot;))">
            <text:p/>
          </table:table-cell>
          <table:table-cell/>
          <table:table-cell table:formula="of:=IF(ISNUMBER(MATCH(LOWER(SUBSTITUTE(SUBSTITUTE([.M108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Vetrnne Srdce</text:p>
          </table:table-cell>
          <table:table-cell table:formula="of:=LOWER(SUBSTITUTE(SUBSTITUTE([.P108]; &quot; &quot;; &quot;&quot;); &quot;'&quot;; &quot;&quot;))" office:value-type="string" office:string-value="vetrnnesrdce" calcext:value-type="string">
            <text:p>vetrnnesrdc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09]; &quot; &quot;; &quot;&quot;); &quot;'&quot;; &quot;&quot;))">
            <text:p/>
          </table:table-cell>
          <table:table-cell/>
          <table:table-cell table:formula="of:=IF(ISNUMBER(MATCH(LOWER(SUBSTITUTE(SUBSTITUTE([.M109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Trn Vecnosti</text:p>
          </table:table-cell>
          <table:table-cell table:formula="of:=LOWER(SUBSTITUTE(SUBSTITUTE([.P109]; &quot; &quot;; &quot;&quot;); &quot;'&quot;; &quot;&quot;))" office:value-type="string" office:string-value="trnvecnosti" calcext:value-type="string">
            <text:p>trnvecnosti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0]; &quot; &quot;; &quot;&quot;); &quot;'&quot;; &quot;&quot;))">
            <text:p/>
          </table:table-cell>
          <table:table-cell/>
          <table:table-cell table:formula="of:=IF(ISNUMBER(MATCH(LOWER(SUBSTITUTE(SUBSTITUTE([.M11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runa Prazdnoty</text:p>
          </table:table-cell>
          <table:table-cell table:formula="of:=LOWER(SUBSTITUTE(SUBSTITUTE([.P110]; &quot; &quot;; &quot;&quot;); &quot;'&quot;; &quot;&quot;))" office:value-type="string" office:string-value="strunaprazdnoty" calcext:value-type="string">
            <text:p>strunaprazdnoty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1]; &quot; &quot;; &quot;&quot;); &quot;'&quot;; &quot;&quot;))">
            <text:p/>
          </table:table-cell>
          <table:table-cell/>
          <table:table-cell table:formula="of:=IF(ISNUMBER(MATCH(LOWER(SUBSTITUTE(SUBSTITUTE([.M11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2]; &quot; &quot;; &quot;&quot;); &quot;'&quot;; &quot;&quot;))">
            <text:p/>
          </table:table-cell>
          <table:table-cell/>
          <table:table-cell table:formula="of:=IF(ISNUMBER(MATCH(LOWER(SUBSTITUTE(SUBSTITUTE([.M112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3]; &quot; &quot;; &quot;&quot;); &quot;'&quot;; &quot;&quot;))">
            <text:p/>
          </table:table-cell>
          <table:table-cell/>
          <table:table-cell table:formula="of:=IF(ISNUMBER(MATCH(LOWER(SUBSTITUTE(SUBSTITUTE([.M113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4]; &quot; &quot;; &quot;&quot;); &quot;'&quot;; &quot;&quot;))">
            <text:p/>
          </table:table-cell>
          <table:table-cell/>
          <table:table-cell table:formula="of:=IF(ISNUMBER(MATCH(LOWER(SUBSTITUTE(SUBSTITUTE([.M114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5]; &quot; &quot;; &quot;&quot;); &quot;'&quot;; &quot;&quot;))">
            <text:p/>
          </table:table-cell>
          <table:table-cell/>
          <table:table-cell table:formula="of:=IF(ISNUMBER(MATCH(LOWER(SUBSTITUTE(SUBSTITUTE([.M115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6]; &quot; &quot;; &quot;&quot;); &quot;'&quot;; &quot;&quot;))">
            <text:p/>
          </table:table-cell>
          <table:table-cell/>
          <table:table-cell table:formula="of:=IF(ISNUMBER(MATCH(LOWER(SUBSTITUTE(SUBSTITUTE([.M116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7]; &quot; &quot;; &quot;&quot;); &quot;'&quot;; &quot;&quot;))">
            <text:p/>
          </table:table-cell>
          <table:table-cell/>
          <table:table-cell table:formula="of:=IF(ISNUMBER(MATCH(LOWER(SUBSTITUTE(SUBSTITUTE([.M117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8]; &quot; &quot;; &quot;&quot;); &quot;'&quot;; &quot;&quot;))">
            <text:p/>
          </table:table-cell>
          <table:table-cell/>
          <table:table-cell table:formula="of:=IF(ISNUMBER(MATCH(LOWER(SUBSTITUTE(SUBSTITUTE([.M118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9]; &quot; &quot;; &quot;&quot;); &quot;'&quot;; &quot;&quot;))">
            <text:p/>
          </table:table-cell>
          <table:table-cell/>
          <table:table-cell table:formula="of:=IF(ISNUMBER(MATCH(LOWER(SUBSTITUTE(SUBSTITUTE([.M119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0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2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3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4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5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6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7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8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9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0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1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2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3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4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5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51]; &quot; &quot;; &quot;&quot;); &quot;'&quot;; &quot;&quot;))">
            <text:p/>
          </table:table-cell>
          <table:table-cell table:number-columns-repeated="4"/>
        </table:table-row>
        <table:table-row table:style-name="ro4" table:number-rows-repeated="1048424">
          <table:table-cell table:number-columns-repeated="21"/>
        </table:table-row>
        <table:table-row table:style-name="ro4">
          <table:table-cell table:number-columns-repeated="21"/>
        </table:table-row>
      </table:table>
      <table:named-expressions/>
      <table:database-ranges>
        <table:database-range table:name="__Anonymous_Sheet_DB__10" table:target-range-address="'Name Fixes and EN'.B1:'Name Fixes and EN'.F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6-02-14T22:13:48.794115554</dc:date>
    <meta:editing-duration>P29DT10H50M6S</meta:editing-duration>
    <meta:editing-cycles>444</meta:editing-cycles>
    <meta:document-statistic meta:table-count="14" meta:cell-count="3689" meta:object-count="0"/>
  </office:meta>
</office:document-meta>
</file>